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5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6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7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8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19" style:family="paragraph" style:parent-style-name="Standard">
      <style:text-properties fo:font-style="italic" officeooo:paragraph-rsid="001f49d4" style:font-style-asian="italic" style:font-style-complex="italic"/>
    </style:style>
    <style:style style:name="P20" style:family="paragraph" style:parent-style-name="Standard">
      <style:text-properties fo:font-style="italic" officeooo:paragraph-rsid="0028ac76" style:font-style-asian="italic" style:font-style-complex="italic"/>
    </style:style>
    <style:style style:name="P21" style:family="paragraph" style:parent-style-name="Standard">
      <style:text-properties fo:font-style="italic" officeooo:paragraph-rsid="002d5cea" style:font-style-asian="italic" style:font-style-complex="italic"/>
    </style:style>
    <style:style style:name="P22" style:family="paragraph" style:parent-style-name="Standard">
      <style:text-properties fo:font-style="italic" officeooo:paragraph-rsid="002e1600" style:font-style-asian="italic" style:font-style-complex="italic"/>
    </style:style>
    <style:style style:name="P23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4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5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line-height="115%"/>
      <style:text-properties officeooo:paragraph-rsid="0018f3c7"/>
    </style:style>
    <style:style style:name="P64" style:family="paragraph" style:parent-style-name="Standard">
      <style:paragraph-properties fo:line-height="115%"/>
      <style:text-properties officeooo:paragraph-rsid="00495423"/>
    </style:style>
    <style:style style:name="P65" style:family="paragraph" style:parent-style-name="Standard">
      <style:paragraph-properties fo:line-height="115%"/>
      <style:text-properties officeooo:paragraph-rsid="004961a2"/>
    </style:style>
    <style:style style:name="P66" style:family="paragraph" style:parent-style-name="Standard">
      <style:paragraph-properties fo:line-height="115%"/>
      <style:text-properties officeooo:paragraph-rsid="0041ce35"/>
    </style:style>
    <style:style style:name="P67" style:family="paragraph" style:parent-style-name="Standard">
      <style:paragraph-properties fo:line-height="115%"/>
      <style:text-properties officeooo:paragraph-rsid="005fae66"/>
    </style:style>
    <style:style style:name="P68" style:family="paragraph" style:parent-style-name="Standard">
      <style:paragraph-properties fo:line-height="115%"/>
      <style:text-properties officeooo:paragraph-rsid="003a01ce"/>
    </style:style>
    <style:style style:name="P69" style:family="paragraph" style:parent-style-name="Standard">
      <style:paragraph-properties fo:line-height="115%"/>
      <style:text-properties officeooo:paragraph-rsid="00a38197"/>
    </style:style>
    <style:style style:name="P70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74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75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76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77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78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79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80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81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82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83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84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85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86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87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88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89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90" style:family="paragraph" style:parent-style-name="Standard">
      <style:text-properties officeooo:rsid="0028ac76" officeooo:paragraph-rsid="0028ac76"/>
    </style:style>
    <style:style style:name="P91" style:family="paragraph" style:parent-style-name="Standard">
      <style:text-properties officeooo:paragraph-rsid="0028ac76"/>
    </style:style>
    <style:style style:name="P92" style:family="paragraph" style:parent-style-name="Standard">
      <style:text-properties officeooo:paragraph-rsid="002e1600"/>
    </style:style>
    <style:style style:name="P93" style:family="paragraph" style:parent-style-name="Standard">
      <style:text-properties officeooo:rsid="0031063a" officeooo:paragraph-rsid="0031063a"/>
    </style:style>
    <style:style style:name="P94" style:family="paragraph" style:parent-style-name="Standard">
      <style:paragraph-properties fo:line-height="115%"/>
      <style:text-properties officeooo:rsid="0031063a" officeooo:paragraph-rsid="003cadc2"/>
    </style:style>
    <style:style style:name="P95" style:family="paragraph" style:parent-style-name="Standard">
      <style:text-properties officeooo:paragraph-rsid="0031063a"/>
    </style:style>
    <style:style style:name="P96" style:family="paragraph" style:parent-style-name="Standard">
      <style:text-properties officeooo:rsid="00327fc5" officeooo:paragraph-rsid="00327fc5"/>
    </style:style>
    <style:style style:name="P97" style:family="paragraph" style:parent-style-name="Standard">
      <style:text-properties officeooo:rsid="00327fc5" officeooo:paragraph-rsid="00365b6d"/>
    </style:style>
    <style:style style:name="P98" style:family="paragraph" style:parent-style-name="Standard">
      <style:text-properties officeooo:rsid="003366c6" officeooo:paragraph-rsid="00348e9f"/>
    </style:style>
    <style:style style:name="P99" style:family="paragraph" style:parent-style-name="Standard">
      <style:text-properties officeooo:rsid="003952b0" officeooo:paragraph-rsid="003952b0"/>
    </style:style>
    <style:style style:name="P100" style:family="paragraph" style:parent-style-name="Standard">
      <style:paragraph-properties fo:line-height="115%"/>
      <style:text-properties officeooo:rsid="0040ace3" officeooo:paragraph-rsid="0040ace3"/>
    </style:style>
    <style:style style:name="P101" style:family="paragraph" style:parent-style-name="Standard">
      <style:paragraph-properties fo:line-height="115%"/>
      <style:text-properties officeooo:rsid="0042499f" officeooo:paragraph-rsid="0042499f"/>
    </style:style>
    <style:style style:name="P102" style:family="paragraph" style:parent-style-name="Standard">
      <style:paragraph-properties fo:line-height="115%"/>
      <style:text-properties officeooo:rsid="00432561" officeooo:paragraph-rsid="00432561"/>
    </style:style>
    <style:style style:name="P103" style:family="paragraph" style:parent-style-name="Standard">
      <style:paragraph-properties fo:line-height="115%"/>
      <style:text-properties officeooo:rsid="0044f955" officeooo:paragraph-rsid="0044f955"/>
    </style:style>
    <style:style style:name="P104" style:family="paragraph" style:parent-style-name="Standard">
      <style:paragraph-properties fo:line-height="115%"/>
      <style:text-properties officeooo:rsid="0044f955" officeooo:paragraph-rsid="00abdb64"/>
    </style:style>
    <style:style style:name="P105" style:family="paragraph" style:parent-style-name="Standard">
      <style:paragraph-properties fo:line-height="115%"/>
      <style:text-properties officeooo:rsid="00467a6f" officeooo:paragraph-rsid="00467a6f"/>
    </style:style>
    <style:style style:name="P106" style:family="paragraph" style:parent-style-name="Standard">
      <style:paragraph-properties fo:line-height="115%"/>
      <style:text-properties officeooo:rsid="004876da" officeooo:paragraph-rsid="004876da"/>
    </style:style>
    <style:style style:name="P107" style:family="paragraph" style:parent-style-name="Standard">
      <style:paragraph-properties fo:line-height="115%"/>
      <style:text-properties officeooo:rsid="00495423" officeooo:paragraph-rsid="004961a2"/>
    </style:style>
    <style:style style:name="P108" style:family="paragraph" style:parent-style-name="Standard">
      <style:paragraph-properties fo:line-height="115%"/>
      <style:text-properties officeooo:rsid="00495423" officeooo:paragraph-rsid="00495423"/>
    </style:style>
    <style:style style:name="P109" style:family="paragraph" style:parent-style-name="Standard">
      <style:text-properties officeooo:rsid="004a998d" officeooo:paragraph-rsid="004a998d"/>
    </style:style>
    <style:style style:name="P110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12" style:family="paragraph" style:parent-style-name="Standard">
      <style:paragraph-properties fo:line-height="100%"/>
      <style:text-properties officeooo:paragraph-rsid="00495423"/>
    </style:style>
    <style:style style:name="P113" style:family="paragraph" style:parent-style-name="Standard">
      <style:paragraph-properties fo:line-height="100%"/>
      <style:text-properties officeooo:paragraph-rsid="0050643a"/>
    </style:style>
    <style:style style:name="P114" style:family="paragraph" style:parent-style-name="Standard">
      <style:paragraph-properties fo:line-height="100%"/>
      <style:text-properties officeooo:paragraph-rsid="005d102b"/>
    </style:style>
    <style:style style:name="P115" style:family="paragraph" style:parent-style-name="Standard">
      <style:paragraph-properties fo:line-height="100%"/>
      <style:text-properties officeooo:paragraph-rsid="00632e51"/>
    </style:style>
    <style:style style:name="P116" style:family="paragraph" style:parent-style-name="Standard">
      <style:paragraph-properties fo:line-height="100%"/>
      <style:text-properties officeooo:paragraph-rsid="006b15e0"/>
    </style:style>
    <style:style style:name="P117" style:family="paragraph" style:parent-style-name="Standard">
      <style:paragraph-properties fo:line-height="100%"/>
      <style:text-properties officeooo:paragraph-rsid="006b5675"/>
    </style:style>
    <style:style style:name="P118" style:family="paragraph" style:parent-style-name="Standard">
      <style:paragraph-properties fo:line-height="100%"/>
      <style:text-properties officeooo:paragraph-rsid="006e3a09"/>
    </style:style>
    <style:style style:name="P119" style:family="paragraph" style:parent-style-name="Standard">
      <style:paragraph-properties fo:line-height="100%"/>
      <style:text-properties officeooo:paragraph-rsid="00738320"/>
    </style:style>
    <style:style style:name="P120" style:family="paragraph" style:parent-style-name="Standard">
      <style:paragraph-properties fo:line-height="100%"/>
      <style:text-properties officeooo:paragraph-rsid="0079265a"/>
    </style:style>
    <style:style style:name="P121" style:family="paragraph" style:parent-style-name="Standard">
      <style:paragraph-properties fo:line-height="100%"/>
      <style:text-properties officeooo:paragraph-rsid="007fa5ba"/>
    </style:style>
    <style:style style:name="P122" style:family="paragraph" style:parent-style-name="Standard">
      <style:paragraph-properties fo:line-height="100%"/>
      <style:text-properties officeooo:paragraph-rsid="00863738"/>
    </style:style>
    <style:style style:name="P123" style:family="paragraph" style:parent-style-name="Standard">
      <style:paragraph-properties fo:line-height="100%"/>
      <style:text-properties officeooo:paragraph-rsid="0091b213"/>
    </style:style>
    <style:style style:name="P124" style:family="paragraph" style:parent-style-name="Standard">
      <style:paragraph-properties fo:line-height="100%"/>
      <style:text-properties officeooo:paragraph-rsid="0097a1b6"/>
    </style:style>
    <style:style style:name="P125" style:family="paragraph" style:parent-style-name="Standard">
      <style:paragraph-properties fo:line-height="100%"/>
      <style:text-properties officeooo:paragraph-rsid="007dc5bf"/>
    </style:style>
    <style:style style:name="P126" style:family="paragraph" style:parent-style-name="Standard">
      <style:paragraph-properties fo:line-height="100%"/>
      <style:text-properties officeooo:paragraph-rsid="0098f07e"/>
    </style:style>
    <style:style style:name="P127" style:family="paragraph" style:parent-style-name="Standard">
      <style:paragraph-properties fo:line-height="100%"/>
      <style:text-properties officeooo:paragraph-rsid="00a1b2bb"/>
    </style:style>
    <style:style style:name="P128" style:family="paragraph" style:parent-style-name="Standard">
      <style:paragraph-properties fo:line-height="100%"/>
      <style:text-properties officeooo:paragraph-rsid="00a38197"/>
    </style:style>
    <style:style style:name="P129" style:family="paragraph" style:parent-style-name="Standard">
      <style:paragraph-properties fo:line-height="100%"/>
      <style:text-properties officeooo:paragraph-rsid="00a9ceec"/>
    </style:style>
    <style:style style:name="P130" style:family="paragraph" style:parent-style-name="Standard">
      <style:paragraph-properties fo:line-height="100%"/>
      <style:text-properties officeooo:paragraph-rsid="00aea48b"/>
    </style:style>
    <style:style style:name="P131" style:family="paragraph" style:parent-style-name="Standard">
      <style:paragraph-properties fo:line-height="100%"/>
      <style:text-properties officeooo:paragraph-rsid="00b112c4"/>
    </style:style>
    <style:style style:name="P132" style:family="paragraph" style:parent-style-name="Standard">
      <style:paragraph-properties fo:line-height="100%"/>
      <style:text-properties officeooo:paragraph-rsid="00b56a82"/>
    </style:style>
    <style:style style:name="P133" style:family="paragraph" style:parent-style-name="Standard">
      <style:paragraph-properties fo:line-height="100%"/>
      <style:text-properties officeooo:paragraph-rsid="00b38348"/>
    </style:style>
    <style:style style:name="P134" style:family="paragraph" style:parent-style-name="Standard">
      <style:paragraph-properties fo:line-height="100%"/>
      <style:text-properties officeooo:paragraph-rsid="00a9eb52"/>
    </style:style>
    <style:style style:name="P135" style:family="paragraph" style:parent-style-name="Standard">
      <style:paragraph-properties fo:line-height="100%"/>
      <style:text-properties officeooo:paragraph-rsid="00b87274"/>
    </style:style>
    <style:style style:name="P136" style:family="paragraph" style:parent-style-name="Standard">
      <style:paragraph-properties fo:line-height="100%"/>
      <style:text-properties officeooo:paragraph-rsid="00940908"/>
    </style:style>
    <style:style style:name="P137" style:family="paragraph" style:parent-style-name="Standard">
      <style:paragraph-properties fo:line-height="100%"/>
      <style:text-properties officeooo:rsid="00579098" officeooo:paragraph-rsid="00579098"/>
    </style:style>
    <style:style style:name="P138" style:family="paragraph" style:parent-style-name="Standard">
      <style:paragraph-properties fo:line-height="100%"/>
      <style:text-properties officeooo:rsid="005e617e" officeooo:paragraph-rsid="005e617e"/>
    </style:style>
    <style:style style:name="P139" style:family="paragraph" style:parent-style-name="Standard">
      <style:paragraph-properties fo:line-height="100%"/>
      <style:text-properties officeooo:rsid="005e617e" officeooo:paragraph-rsid="00a9eb52"/>
    </style:style>
    <style:style style:name="P140" style:family="paragraph" style:parent-style-name="Standard">
      <style:paragraph-properties fo:line-height="100%"/>
      <style:text-properties officeooo:rsid="0069c514" officeooo:paragraph-rsid="0069c514"/>
    </style:style>
    <style:style style:name="P141" style:family="paragraph" style:parent-style-name="Standard">
      <style:paragraph-properties fo:line-height="100%"/>
      <style:text-properties officeooo:rsid="006b15e0" officeooo:paragraph-rsid="006b15e0"/>
    </style:style>
    <style:style style:name="P142" style:family="paragraph" style:parent-style-name="Standard">
      <style:paragraph-properties fo:line-height="100%"/>
      <style:text-properties officeooo:rsid="00745134" officeooo:paragraph-rsid="00745134"/>
    </style:style>
    <style:style style:name="P143" style:family="paragraph" style:parent-style-name="Standard">
      <style:paragraph-properties fo:line-height="100%"/>
      <style:text-properties officeooo:rsid="00745134" officeooo:paragraph-rsid="00756d32"/>
    </style:style>
    <style:style style:name="P144" style:family="paragraph" style:parent-style-name="Standard">
      <style:paragraph-properties fo:line-height="100%"/>
      <style:text-properties officeooo:rsid="00745134" officeooo:paragraph-rsid="00936952"/>
    </style:style>
    <style:style style:name="P145" style:family="paragraph" style:parent-style-name="Standard">
      <style:paragraph-properties fo:line-height="100%"/>
      <style:text-properties officeooo:rsid="007739a0" officeooo:paragraph-rsid="007739a0"/>
    </style:style>
    <style:style style:name="P146" style:family="paragraph" style:parent-style-name="Standard">
      <style:paragraph-properties fo:line-height="100%"/>
      <style:text-properties officeooo:rsid="007aa141" officeooo:paragraph-rsid="007aa141"/>
    </style:style>
    <style:style style:name="P147" style:family="paragraph" style:parent-style-name="Standard">
      <style:paragraph-properties fo:line-height="100%"/>
      <style:text-properties style:use-window-font-color="true" officeooo:paragraph-rsid="007aa141"/>
    </style:style>
    <style:style style:name="P148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149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150" style:family="paragraph" style:parent-style-name="Standard">
      <style:text-properties style:use-window-font-color="true" officeooo:paragraph-rsid="00073bb5"/>
    </style:style>
    <style:style style:name="P151" style:family="paragraph" style:parent-style-name="Standard">
      <style:text-properties style:use-window-font-color="true" officeooo:rsid="00073bb5" officeooo:paragraph-rsid="00073bb5"/>
    </style:style>
    <style:style style:name="P152" style:family="paragraph" style:parent-style-name="Standard">
      <style:paragraph-properties fo:line-height="115%"/>
      <style:text-properties style:use-window-font-color="true" officeooo:rsid="00188e61" officeooo:paragraph-rsid="00188e61" fo:background-color="transparent"/>
    </style:style>
    <style:style style:name="P153" style:family="paragraph" style:parent-style-name="Standard">
      <style:text-properties style:use-window-font-color="true" fo:font-weight="bold" officeooo:paragraph-rsid="009e97f3" style:font-weight-asian="bold" style:font-weight-complex="bold"/>
    </style:style>
    <style:style style:name="P154" style:family="paragraph" style:parent-style-name="Standard">
      <style:text-properties style:use-window-font-color="true" officeooo:paragraph-rsid="001b7ac1"/>
    </style:style>
    <style:style style:name="P155" style:family="paragraph" style:parent-style-name="Standard">
      <style:text-properties style:use-window-font-color="true" officeooo:paragraph-rsid="0026d40f"/>
    </style:style>
    <style:style style:name="P156" style:family="paragraph" style:parent-style-name="Standard">
      <style:text-properties style:use-window-font-color="true" officeooo:rsid="0026d40f" officeooo:paragraph-rsid="0026d40f"/>
    </style:style>
    <style:style style:name="P157" style:family="paragraph" style:parent-style-name="Standard">
      <style:text-properties style:use-window-font-color="true" officeooo:rsid="0012269b" officeooo:paragraph-rsid="0012269b"/>
    </style:style>
    <style:style style:name="P158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160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161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162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163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164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165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166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167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168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169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170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171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172" style:family="paragraph" style:parent-style-name="Standard">
      <style:paragraph-properties fo:line-height="100%"/>
      <style:text-properties officeooo:rsid="0091b213" officeooo:paragraph-rsid="0091b213"/>
    </style:style>
    <style:style style:name="P173" style:family="paragraph" style:parent-style-name="Standard">
      <style:paragraph-properties fo:line-height="100%"/>
      <style:text-properties officeooo:rsid="009600b6" officeooo:paragraph-rsid="009600b6"/>
    </style:style>
    <style:style style:name="P174" style:family="paragraph" style:parent-style-name="Standard">
      <style:paragraph-properties fo:line-height="100%"/>
      <style:text-properties officeooo:rsid="00a1b2bb" officeooo:paragraph-rsid="00a1b2bb"/>
    </style:style>
    <style:style style:name="P175" style:family="paragraph" style:parent-style-name="Standard">
      <style:paragraph-properties fo:line-height="115%"/>
      <style:text-properties officeooo:rsid="00a73331" officeooo:paragraph-rsid="00a73331"/>
    </style:style>
    <style:style style:name="P176" style:family="paragraph" style:parent-style-name="Standard">
      <style:paragraph-properties fo:line-height="100%"/>
      <style:text-properties officeooo:rsid="00602e5b" officeooo:paragraph-rsid="00a9eb52"/>
    </style:style>
    <style:style style:name="P177" style:family="paragraph" style:parent-style-name="Standard">
      <style:paragraph-properties fo:line-height="100%"/>
      <style:text-properties officeooo:rsid="00a9ceec" officeooo:paragraph-rsid="00a9ceec"/>
    </style:style>
    <style:style style:name="P178" style:family="paragraph" style:parent-style-name="Standard">
      <style:paragraph-properties fo:line-height="100%"/>
      <style:text-properties officeooo:rsid="00b5bbf4" officeooo:paragraph-rsid="00b5bbf4"/>
    </style:style>
    <style:style style:name="P179" style:family="paragraph" style:parent-style-name="Standard">
      <style:paragraph-properties fo:line-height="100%"/>
      <style:text-properties officeooo:rsid="00baaa8f" officeooo:paragraph-rsid="00baaa8f"/>
    </style:style>
    <style:style style:name="P180" style:family="paragraph" style:parent-style-name="Standard">
      <style:text-properties officeooo:paragraph-rsid="004a998d"/>
    </style:style>
    <style:style style:name="P181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182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183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186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187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188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189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190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191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192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193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194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195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196" style:family="paragraph" style:parent-style-name="Standard" style:list-style-name="L1">
      <style:text-properties style:use-window-font-color="true" officeooo:rsid="00073bb5" officeooo:paragraph-rsid="00073bb5"/>
    </style:style>
    <style:style style:name="P197" style:family="paragraph" style:parent-style-name="Standard" style:list-style-name="L7">
      <style:text-properties style:use-window-font-color="true" officeooo:rsid="00073bb5" officeooo:paragraph-rsid="00073bb5"/>
    </style:style>
    <style:style style:name="P198" style:family="paragraph" style:parent-style-name="Standard" style:list-style-name="L2">
      <style:text-properties style:use-window-font-color="true" officeooo:rsid="00188e61" officeooo:paragraph-rsid="00188e61" fo:background-color="transparent"/>
    </style:style>
    <style:style style:name="P199" style:family="paragraph" style:parent-style-name="Standard" style:list-style-name="L4">
      <style:text-properties style:use-window-font-color="true" officeooo:rsid="0026d40f" officeooo:paragraph-rsid="0026d40f"/>
    </style:style>
    <style:style style:name="P200" style:family="paragraph" style:parent-style-name="Standard" style:list-style-name="L5">
      <style:text-properties style:use-window-font-color="true" officeooo:rsid="0012269b" officeooo:paragraph-rsid="0012269b"/>
    </style:style>
    <style:style style:name="P201" style:family="paragraph" style:parent-style-name="Standard" style:list-style-name="L6">
      <style:text-properties style:use-window-font-color="true" officeooo:rsid="0012269b" officeooo:paragraph-rsid="0012269b"/>
    </style:style>
    <style:style style:name="P202" style:family="paragraph" style:parent-style-name="Standard">
      <style:paragraph-properties fo:line-height="100%"/>
      <style:text-properties style:use-window-font-color="true" officeooo:paragraph-rsid="00da4493"/>
    </style:style>
    <style:style style:name="P203" style:family="paragraph" style:parent-style-name="Standard">
      <style:paragraph-properties fo:line-height="100%"/>
      <style:text-properties style:use-window-font-color="true" officeooo:paragraph-rsid="0100469d"/>
    </style:style>
    <style:style style:name="P204" style:family="paragraph" style:parent-style-name="Standard">
      <style:paragraph-properties fo:line-height="100%"/>
      <style:text-properties style:use-window-font-color="true" fo:font-style="italic" officeooo:rsid="00c8bca2" officeooo:paragraph-rsid="00da4493" style:font-style-asian="italic" style:font-style-complex="italic"/>
    </style:style>
    <style:style style:name="P205" style:family="paragraph" style:parent-style-name="Standard">
      <style:paragraph-properties fo:line-height="100%"/>
      <style:text-properties style:use-window-font-color="true" fo:font-style="italic" officeooo:rsid="00c8bca2" officeooo:paragraph-rsid="0100469d" style:font-style-asian="italic" style:font-style-complex="italic"/>
    </style:style>
    <style:style style:name="P206" style:family="paragraph" style:parent-style-name="Standard">
      <style:paragraph-properties fo:line-height="100%"/>
      <style:text-properties style:use-window-font-color="true" fo:font-style="italic" officeooo:paragraph-rsid="00da4493" style:font-style-asian="italic" style:font-style-complex="italic"/>
    </style:style>
    <style:style style:name="P207" style:family="paragraph" style:parent-style-name="Standard">
      <style:paragraph-properties fo:line-height="100%"/>
      <style:text-properties style:use-window-font-color="true" fo:font-style="italic" officeooo:paragraph-rsid="0100469d" style:font-style-asian="italic" style:font-style-complex="italic"/>
    </style:style>
    <style:style style:name="P208" style:family="paragraph" style:parent-style-name="Standard">
      <style:paragraph-properties fo:line-height="100%"/>
      <style:text-properties style:use-window-font-color="true" officeooo:rsid="00da4493" officeooo:paragraph-rsid="00c752f4"/>
    </style:style>
    <style:style style:name="P209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10" style:family="paragraph" style:parent-style-name="Standard">
      <style:paragraph-properties fo:line-height="100%"/>
      <style:text-properties style:use-window-font-color="true" officeooo:rsid="00c8bca2" officeooo:paragraph-rsid="00da4493"/>
    </style:style>
    <style:style style:name="P211" style:family="paragraph" style:parent-style-name="Standard">
      <style:paragraph-properties fo:line-height="100%"/>
      <style:text-properties style:use-window-font-color="true" officeooo:rsid="00c8bca2" officeooo:paragraph-rsid="0100469d"/>
    </style:style>
    <style:style style:name="P212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13" style:family="paragraph" style:parent-style-name="Standard" style:list-style-name="L3">
      <style:text-properties officeooo:paragraph-rsid="0018f3c7"/>
    </style:style>
    <style:style style:name="P214" style:family="paragraph" style:parent-style-name="Standard" style:list-style-name="L3">
      <style:text-properties officeooo:rsid="0018f3c7" officeooo:paragraph-rsid="0018f3c7"/>
    </style:style>
    <style:style style:name="P215" style:family="paragraph" style:parent-style-name="Standard" style:list-style-name="L8">
      <style:paragraph-properties fo:line-height="115%"/>
      <style:text-properties officeooo:rsid="003a01ce" officeooo:paragraph-rsid="003a01ce"/>
    </style:style>
    <style:style style:name="P216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217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218" style:family="paragraph" style:parent-style-name="Standard">
      <style:paragraph-properties fo:line-height="100%"/>
      <style:text-properties fo:font-style="italic" officeooo:rsid="00ccac5e" officeooo:paragraph-rsid="00ccac5e" style:font-style-asian="italic" style:font-style-complex="italic"/>
    </style:style>
    <style:style style:name="P219" style:family="paragraph" style:parent-style-name="Standard">
      <style:paragraph-properties fo:line-height="100%"/>
      <style:text-properties fo:font-style="italic" officeooo:rsid="00ccac5e" officeooo:paragraph-rsid="00d0573d" style:font-style-asian="italic" style:font-style-complex="italic"/>
    </style:style>
    <style:style style:name="P220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221" style:family="paragraph" style:parent-style-name="Standard">
      <style:paragraph-properties fo:line-height="100%"/>
      <style:text-properties fo:font-style="italic" officeooo:rsid="00ccac5e" officeooo:paragraph-rsid="00f1c02d" style:font-style-asian="italic" style:font-style-complex="italic"/>
    </style:style>
    <style:style style:name="P222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223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224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225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26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22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22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22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230" style:family="paragraph" style:parent-style-name="Standard">
      <style:paragraph-properties fo:line-height="115%"/>
      <style:text-properties fo:font-style="italic" officeooo:paragraph-rsid="00f1c02d" style:font-style-asian="italic" style:font-style-complex="italic"/>
    </style:style>
    <style:style style:name="P23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23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233" style:family="paragraph" style:parent-style-name="Standard">
      <style:paragraph-properties fo:line-height="100%"/>
      <style:text-properties fo:font-style="italic" officeooo:rsid="00f58c93" officeooo:paragraph-rsid="00f58c93" style:font-style-asian="italic" style:font-style-complex="italic"/>
    </style:style>
    <style:style style:name="P234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235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236" style:family="paragraph" style:parent-style-name="Standard" style:list-style-name="L9">
      <style:paragraph-properties fo:line-height="100%"/>
      <style:text-properties officeooo:paragraph-rsid="006e3a09"/>
    </style:style>
    <style:style style:name="P237" style:family="paragraph" style:parent-style-name="Standard" style:list-style-name="L9">
      <style:paragraph-properties fo:line-height="100%"/>
      <style:text-properties officeooo:paragraph-rsid="007037b8"/>
    </style:style>
    <style:style style:name="P238" style:family="paragraph" style:parent-style-name="Standard" style:list-style-name="L10">
      <style:paragraph-properties fo:line-height="100%"/>
      <style:text-properties officeooo:paragraph-rsid="00a4ffd5"/>
    </style:style>
    <style:style style:name="P239" style:family="paragraph" style:parent-style-name="Standard">
      <style:paragraph-properties fo:line-height="100%"/>
      <style:text-properties officeooo:paragraph-rsid="00c752f4"/>
    </style:style>
    <style:style style:name="P240" style:family="paragraph" style:parent-style-name="Standard">
      <style:paragraph-properties fo:line-height="100%"/>
      <style:text-properties officeooo:paragraph-rsid="00da4493"/>
    </style:style>
    <style:style style:name="P241" style:family="paragraph" style:parent-style-name="Standard">
      <style:paragraph-properties fo:line-height="100%"/>
      <style:text-properties officeooo:paragraph-rsid="00df0165"/>
    </style:style>
    <style:style style:name="P242" style:family="paragraph" style:parent-style-name="Standard">
      <style:paragraph-properties fo:line-height="100%"/>
      <style:text-properties officeooo:paragraph-rsid="00e40438"/>
    </style:style>
    <style:style style:name="P243" style:family="paragraph" style:parent-style-name="Standard">
      <style:paragraph-properties fo:line-height="100%"/>
      <style:text-properties officeooo:paragraph-rsid="00ebd6e4"/>
    </style:style>
    <style:style style:name="P244" style:family="paragraph" style:parent-style-name="Standard">
      <style:paragraph-properties fo:line-height="100%"/>
      <style:text-properties officeooo:paragraph-rsid="00f3e97e"/>
    </style:style>
    <style:style style:name="P245" style:family="paragraph" style:parent-style-name="Standard">
      <style:paragraph-properties fo:line-height="100%"/>
      <style:text-properties officeooo:paragraph-rsid="0100469d"/>
    </style:style>
    <style:style style:name="P246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247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248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249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250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251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252" style:family="paragraph" style:parent-style-name="Standard">
      <style:paragraph-properties fo:line-height="100%"/>
      <style:text-properties officeooo:rsid="00c3966f" officeooo:paragraph-rsid="00c09908"/>
    </style:style>
    <style:style style:name="P253" style:family="paragraph" style:parent-style-name="Standard">
      <style:paragraph-properties fo:line-height="100%"/>
      <style:text-properties fo:font-style="normal" officeooo:rsid="00ccac5e" officeooo:paragraph-rsid="00ccac5e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0f3aacb" officeooo:paragraph-rsid="00f3aacb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f58c93" officeooo:paragraph-rsid="00f58c93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f8ebae" officeooo:paragraph-rsid="00f8ebae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color="#c9211e" fo:font-style="italic" officeooo:rsid="00ccac5e" officeooo:paragraph-rsid="00da4493" style:font-style-asian="italic" style:font-style-complex="italic"/>
    </style:style>
    <style:style style:name="P262" style:family="paragraph" style:parent-style-name="Standard">
      <style:paragraph-properties fo:line-height="100%"/>
      <style:text-properties fo:color="#c9211e" fo:font-style="italic" officeooo:rsid="00ccac5e" officeooo:paragraph-rsid="0100469d" style:font-style-asian="italic" style:font-style-complex="italic"/>
    </style:style>
    <style:style style:name="P263" style:family="paragraph" style:parent-style-name="Standard">
      <style:paragraph-properties fo:line-height="100%"/>
      <style:text-properties fo:color="#c9211e" fo:font-style="italic" officeooo:rsid="00ee8692" officeooo:paragraph-rsid="00ee8692" style:font-style-asian="italic" style:font-style-complex="italic"/>
    </style:style>
    <style:style style:name="P264" style:family="paragraph" style:parent-style-name="Standard">
      <style:paragraph-properties fo:line-height="100%"/>
      <style:text-properties fo:color="#c9211e" fo:font-style="normal" officeooo:rsid="00ccac5e" officeooo:paragraph-rsid="00da4493" style:font-style-asian="normal" style:font-style-complex="normal"/>
    </style:style>
    <style:style style:name="P265" style:family="paragraph" style:parent-style-name="Standard">
      <style:paragraph-properties fo:line-height="100%"/>
      <style:text-properties fo:color="#c9211e" fo:font-style="normal" officeooo:rsid="00ccac5e" officeooo:paragraph-rsid="0100469d" style:font-style-asian="normal" style:font-style-complex="normal"/>
    </style:style>
    <style:style style:name="P266" style:family="paragraph" style:parent-style-name="Standard">
      <style:paragraph-properties fo:line-height="100%"/>
      <style:text-properties fo:color="#c9211e" fo:font-style="normal" officeooo:paragraph-rsid="00ec7646" style:font-style-asian="normal" style:font-style-complex="normal"/>
    </style:style>
    <style:style style:name="P267" style:family="paragraph" style:parent-style-name="Standard" style:list-style-name="L15">
      <style:paragraph-properties fo:line-height="100%"/>
      <style:text-properties fo:color="#c9211e" fo:font-style="normal" officeooo:paragraph-rsid="00ee8692" style:font-style-asian="normal" style:font-style-complex="normal"/>
    </style:style>
    <style:style style:name="P268" style:family="paragraph" style:parent-style-name="Standard" style:list-style-name="L15">
      <style:paragraph-properties fo:line-height="100%"/>
      <style:text-properties fo:color="#c9211e" fo:font-style="normal" officeooo:rsid="00ec7646" officeooo:paragraph-rsid="00ee8692" style:font-style-asian="normal" style:font-style-complex="normal"/>
    </style:style>
    <style:style style:name="P269" style:family="paragraph" style:parent-style-name="Standard" style:list-style-name="L15">
      <style:paragraph-properties fo:line-height="100%"/>
      <style:text-properties fo:color="#c9211e" fo:font-style="normal" officeooo:rsid="00ee8692" officeooo:paragraph-rsid="00ee8692" style:font-style-asian="normal" style:font-style-complex="normal"/>
    </style:style>
    <style:style style:name="P270" style:family="paragraph" style:parent-style-name="Standard">
      <style:paragraph-properties fo:line-height="100%"/>
      <style:text-properties fo:color="#c9211e" fo:font-style="normal" officeooo:rsid="00ee8692" officeooo:paragraph-rsid="00ee8692" style:font-style-asian="normal" style:font-style-complex="normal"/>
    </style:style>
    <style:style style:name="P271" style:family="paragraph" style:parent-style-name="Standard">
      <style:paragraph-properties fo:line-height="100%"/>
      <style:text-properties officeooo:rsid="00d0573d" officeooo:paragraph-rsid="00d58808"/>
    </style:style>
    <style:style style:name="P272" style:family="paragraph" style:parent-style-name="Standard">
      <style:paragraph-properties fo:line-height="100%"/>
      <style:text-properties officeooo:rsid="00d0573d" officeooo:paragraph-rsid="00da4493"/>
    </style:style>
    <style:style style:name="P273" style:family="paragraph" style:parent-style-name="Standard">
      <style:paragraph-properties fo:line-height="100%"/>
      <style:text-properties officeooo:rsid="00d58808" officeooo:paragraph-rsid="00d58808"/>
    </style:style>
    <style:style style:name="P274" style:family="paragraph" style:parent-style-name="Standard" style:list-style-name="L13">
      <style:paragraph-properties fo:line-height="100%"/>
      <style:text-properties officeooo:rsid="00d58808" officeooo:paragraph-rsid="00d58808"/>
    </style:style>
    <style:style style:name="P275" style:family="paragraph" style:parent-style-name="Standard" style:list-style-name="L13">
      <style:paragraph-properties fo:line-height="100%"/>
      <style:text-properties officeooo:rsid="00d58808" officeooo:paragraph-rsid="00d85381"/>
    </style:style>
    <style:style style:name="P276" style:family="paragraph" style:parent-style-name="Standard" style:list-style-name="L14">
      <style:paragraph-properties fo:line-height="100%"/>
      <style:text-properties officeooo:rsid="00d58808" officeooo:paragraph-rsid="00d58808"/>
    </style:style>
    <style:style style:name="P277" style:family="paragraph" style:parent-style-name="Standard" style:list-style-name="L14">
      <style:paragraph-properties fo:line-height="100%"/>
      <style:text-properties officeooo:rsid="00d58808" officeooo:paragraph-rsid="00f70330"/>
    </style:style>
    <style:style style:name="P278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79" style:family="paragraph" style:parent-style-name="Standard">
      <style:text-properties officeooo:paragraph-rsid="0018f3c7"/>
    </style:style>
    <style:style style:name="P280" style:family="paragraph" style:parent-style-name="Standard">
      <style:text-properties officeooo:paragraph-rsid="00ec7646"/>
    </style:style>
    <style:style style:name="P281" style:family="paragraph" style:parent-style-name="Standard">
      <style:text-properties officeooo:paragraph-rsid="0028ac76"/>
    </style:style>
    <style:style style:name="P282" style:family="paragraph" style:parent-style-name="Standard">
      <style:text-properties officeooo:paragraph-rsid="00f1c02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officeooo:rsid="001a55b6"/>
    </style:style>
    <style:style style:name="T13" style:family="text">
      <style:text-properties officeooo:rsid="001b7ac1"/>
    </style:style>
    <style:style style:name="T14" style:family="text">
      <style:text-properties officeooo:rsid="001c48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f49d4" style:font-style-asian="italic" style:font-style-complex="italic"/>
    </style:style>
    <style:style style:name="T17" style:family="text">
      <style:text-properties fo:font-style="italic" officeooo:rsid="0020be15" style:font-style-asian="italic" style:font-style-complex="italic"/>
    </style:style>
    <style:style style:name="T18" style:family="text">
      <style:text-properties fo:font-style="italic" officeooo:rsid="00940908" style:font-style-asian="italic" style:font-style-complex="italic"/>
    </style:style>
    <style:style style:name="T19" style:family="text">
      <style:text-properties fo:font-style="italic" officeooo:rsid="00bd40d6" style:font-style-asian="italic" style:font-style-complex="italic"/>
    </style:style>
    <style:style style:name="T20" style:family="text">
      <style:text-properties fo:font-style="italic" officeooo:rsid="0018f3c7" style:font-style-asian="italic" style:font-style-complex="italic"/>
    </style:style>
    <style:style style:name="T21" style:family="text">
      <style:text-properties fo:font-style="italic" officeooo:rsid="00ec7646" style:font-style-asian="italic" style:font-style-complex="italic"/>
    </style:style>
    <style:style style:name="T22" style:family="text">
      <style:text-properties fo:font-style="italic" officeooo:rsid="001a55b6" style:font-style-asian="italic" style:font-style-complex="italic"/>
    </style:style>
    <style:style style:name="T23" style:family="text">
      <style:text-properties fo:font-style="italic" officeooo:rsid="00f3e97e" style:font-style-asian="italic" style:font-style-complex="italic"/>
    </style:style>
    <style:style style:name="T24" style:family="text">
      <style:text-properties fo:font-style="italic" officeooo:rsid="00f58c93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27" style:family="text">
      <style:text-properties officeooo:rsid="0026d40f"/>
    </style:style>
    <style:style style:name="T28" style:family="text">
      <style:text-properties officeooo:rsid="002995de"/>
    </style:style>
    <style:style style:name="T29" style:family="text">
      <style:text-properties officeooo:rsid="002ab5f6"/>
    </style:style>
    <style:style style:name="T30" style:family="text">
      <style:text-properties officeooo:rsid="002c393c"/>
    </style:style>
    <style:style style:name="T31" style:family="text">
      <style:text-properties officeooo:rsid="002e1600"/>
    </style:style>
    <style:style style:name="T32" style:family="text">
      <style:text-properties officeooo:rsid="0031063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e1600" style:font-weight-asian="normal" style:font-weight-complex="normal"/>
    </style:style>
    <style:style style:name="T35" style:family="text">
      <style:text-properties fo:font-weight="normal" officeooo:rsid="0031063a" style:font-weight-asian="normal" style:font-weight-complex="normal"/>
    </style:style>
    <style:style style:name="T36" style:family="text">
      <style:text-properties fo:font-weight="normal" officeooo:rsid="0082ba18" style:font-weight-asian="normal" style:font-weight-complex="normal"/>
    </style:style>
    <style:style style:name="T37" style:family="text">
      <style:text-properties fo:font-weight="normal" officeooo:rsid="00863738" style:font-weight-asian="normal" style:font-weight-complex="normal"/>
    </style:style>
    <style:style style:name="T38" style:family="text">
      <style:text-properties fo:font-weight="normal" officeooo:rsid="0083140b" style:font-weight-asian="normal" style:font-weight-complex="normal"/>
    </style:style>
    <style:style style:name="T39" style:family="text">
      <style:text-properties fo:font-weight="normal" officeooo:rsid="009bf1d4" style:font-weight-asian="normal" style:font-weight-complex="normal"/>
    </style:style>
    <style:style style:name="T40" style:family="text">
      <style:text-properties fo:font-weight="normal" officeooo:rsid="009ab1ff" style:font-weight-asian="normal" style:font-weight-complex="normal"/>
    </style:style>
    <style:style style:name="T41" style:family="text">
      <style:text-properties fo:font-weight="normal" officeooo:rsid="00aea48b" style:font-weight-asian="normal" style:font-weight-complex="normal"/>
    </style:style>
    <style:style style:name="T42" style:family="text">
      <style:text-properties fo:font-weight="normal" officeooo:rsid="00afb9b1" style:font-weight-asian="normal" style:font-weight-complex="normal"/>
    </style:style>
    <style:style style:name="T43" style:family="text">
      <style:text-properties fo:font-weight="normal" officeooo:rsid="00b56a82" style:font-weight-asian="normal" style:font-weight-complex="normal"/>
    </style:style>
    <style:style style:name="T44" style:family="text">
      <style:text-properties fo:font-weight="normal" officeooo:rsid="00b69a4a" style:font-weight-asian="normal" style:font-weight-complex="normal"/>
    </style:style>
    <style:style style:name="T45" style:family="text">
      <style:text-properties fo:font-weight="normal" officeooo:rsid="00b38348" style:font-weight-asian="normal" style:font-weight-complex="normal"/>
    </style:style>
    <style:style style:name="T46" style:family="text">
      <style:text-properties officeooo:rsid="003131fa"/>
    </style:style>
    <style:style style:name="T47" style:family="text">
      <style:text-properties officeooo:rsid="003366c6"/>
    </style:style>
    <style:style style:name="T48" style:family="text">
      <style:text-properties officeooo:rsid="0035065f"/>
    </style:style>
    <style:style style:name="T49" style:family="text">
      <style:text-properties officeooo:rsid="00365b6d"/>
    </style:style>
    <style:style style:name="T50" style:family="text">
      <style:text-properties officeooo:rsid="003a01ce"/>
    </style:style>
    <style:style style:name="T51" style:family="text">
      <style:text-properties officeooo:rsid="0041ce35"/>
    </style:style>
    <style:style style:name="T52" style:family="text">
      <style:text-properties officeooo:rsid="00495423"/>
    </style:style>
    <style:style style:name="T53" style:family="text">
      <style:text-properties officeooo:rsid="004961a2"/>
    </style:style>
    <style:style style:name="T54" style:family="text">
      <style:text-properties officeooo:rsid="004a998d"/>
    </style:style>
    <style:style style:name="T55" style:family="text">
      <style:text-properties officeooo:rsid="0050044a"/>
    </style:style>
    <style:style style:name="T56" style:family="text">
      <style:text-properties officeooo:rsid="0050643a"/>
    </style:style>
    <style:style style:name="T57" style:family="text">
      <style:text-properties style:text-underline-style="none" officeooo:rsid="0050643a"/>
    </style:style>
    <style:style style:name="T58" style:family="text">
      <style:text-properties officeooo:rsid="00523632"/>
    </style:style>
    <style:style style:name="T59" style:family="text">
      <style:text-properties officeooo:rsid="00566b9a"/>
    </style:style>
    <style:style style:name="T60" style:family="text">
      <style:text-properties officeooo:rsid="00579098"/>
    </style:style>
    <style:style style:name="T61" style:family="text">
      <style:text-properties officeooo:rsid="00595b66"/>
    </style:style>
    <style:style style:name="T62" style:family="text">
      <style:text-properties officeooo:rsid="005e617e"/>
    </style:style>
    <style:style style:name="T63" style:family="text">
      <style:text-properties officeooo:rsid="005fae66"/>
    </style:style>
    <style:style style:name="T64" style:family="text">
      <style:text-properties officeooo:rsid="00632e51"/>
    </style:style>
    <style:style style:name="T65" style:family="text">
      <style:text-properties officeooo:rsid="0040ace3"/>
    </style:style>
    <style:style style:name="T66" style:family="text">
      <style:text-properties officeooo:rsid="006b15e0"/>
    </style:style>
    <style:style style:name="T67" style:family="text">
      <style:text-properties officeooo:rsid="006b5675"/>
    </style:style>
    <style:style style:name="T68" style:family="text">
      <style:text-properties officeooo:rsid="006cc84d"/>
    </style:style>
    <style:style style:name="T69" style:family="text">
      <style:text-properties officeooo:rsid="006e3a09"/>
    </style:style>
    <style:style style:name="T70" style:family="text">
      <style:text-properties officeooo:rsid="007037b8"/>
    </style:style>
    <style:style style:name="T71" style:family="text">
      <style:text-properties officeooo:rsid="00756d32"/>
    </style:style>
    <style:style style:name="T72" style:family="text">
      <style:text-properties officeooo:rsid="0079265a"/>
    </style:style>
    <style:style style:name="T73" style:family="text">
      <style:text-properties officeooo:rsid="007aa141"/>
    </style:style>
    <style:style style:name="T74" style:family="text">
      <style:text-properties officeooo:rsid="00685481"/>
    </style:style>
    <style:style style:name="T75" style:family="text">
      <style:text-properties officeooo:rsid="007d1779"/>
    </style:style>
    <style:style style:name="T76" style:family="text">
      <style:text-properties style:use-window-font-color="true"/>
    </style:style>
    <style:style style:name="T77" style:family="text">
      <style:text-properties style:use-window-font-color="true" officeooo:rsid="00687220"/>
    </style:style>
    <style:style style:name="T78" style:family="text">
      <style:text-properties style:use-window-font-color="true" fo:font-style="normal" officeooo:rsid="00ccac5e" style:font-style-asian="normal" style:font-style-complex="normal"/>
    </style:style>
    <style:style style:name="T79" style:family="text">
      <style:text-properties style:use-window-font-color="true" fo:font-style="normal" officeooo:rsid="00dbdbe5" style:font-style-asian="normal" style:font-style-complex="normal"/>
    </style:style>
    <style:style style:name="T80" style:family="text">
      <style:text-properties style:use-window-font-color="true" fo:font-style="normal" officeooo:rsid="00dec324" style:font-style-asian="normal" style:font-style-complex="normal"/>
    </style:style>
    <style:style style:name="T81" style:family="text">
      <style:text-properties style:use-window-font-color="true" fo:font-style="normal" officeooo:rsid="00df0165" style:font-style-asian="normal" style:font-style-complex="normal"/>
    </style:style>
    <style:style style:name="T82" style:family="text">
      <style:text-properties officeooo:rsid="007fd98a"/>
    </style:style>
    <style:style style:name="T83" style:family="text">
      <style:text-properties officeooo:rsid="0081b142"/>
    </style:style>
    <style:style style:name="T84" style:family="text">
      <style:text-properties officeooo:rsid="0082e30a"/>
    </style:style>
    <style:style style:name="T85" style:family="text">
      <style:text-properties officeooo:rsid="008909b1"/>
    </style:style>
    <style:style style:name="T86" style:family="text">
      <style:text-properties officeooo:rsid="008fde9c"/>
    </style:style>
    <style:style style:name="T87" style:family="text">
      <style:text-properties officeooo:rsid="0091b213"/>
    </style:style>
    <style:style style:name="T88" style:family="text">
      <style:text-properties officeooo:rsid="00936952"/>
    </style:style>
    <style:style style:name="T89" style:family="text">
      <style:text-properties officeooo:rsid="00940908"/>
    </style:style>
    <style:style style:name="T90" style:family="text">
      <style:text-properties officeooo:rsid="009600b6"/>
    </style:style>
    <style:style style:name="T91" style:family="text">
      <style:text-properties officeooo:rsid="0097a1b6"/>
    </style:style>
    <style:style style:name="T92" style:family="text">
      <style:text-properties officeooo:rsid="0083140b"/>
    </style:style>
    <style:style style:name="T93" style:family="text">
      <style:text-properties officeooo:rsid="009bf1d4"/>
    </style:style>
    <style:style style:name="T94" style:family="text">
      <style:text-properties officeooo:rsid="009bfb06"/>
    </style:style>
    <style:style style:name="T95" style:family="text">
      <style:text-properties officeooo:rsid="001f49d4"/>
    </style:style>
    <style:style style:name="T96" style:family="text">
      <style:text-properties officeooo:rsid="009da783"/>
    </style:style>
    <style:style style:name="T97" style:family="text">
      <style:text-properties officeooo:rsid="00188e61"/>
    </style:style>
    <style:style style:name="T98" style:family="text">
      <style:text-properties officeooo:rsid="009e97f3"/>
    </style:style>
    <style:style style:name="T99" style:family="text">
      <style:text-properties officeooo:rsid="0028ac76"/>
    </style:style>
    <style:style style:name="T100" style:family="text">
      <style:text-properties officeooo:rsid="009ef892"/>
    </style:style>
    <style:style style:name="T101" style:family="text">
      <style:text-properties officeooo:rsid="00a1b2bb"/>
    </style:style>
    <style:style style:name="T102" style:family="text">
      <style:text-properties officeooo:rsid="00a38197"/>
    </style:style>
    <style:style style:name="T103" style:family="text">
      <style:text-properties officeooo:rsid="00a4ffd5"/>
    </style:style>
    <style:style style:name="T104" style:family="text">
      <style:text-properties officeooo:rsid="00a6fc39"/>
    </style:style>
    <style:style style:name="T105" style:family="text">
      <style:text-properties fo:font-style="normal" officeooo:rsid="00a73331" style:font-style-asian="normal" style:font-style-complex="normal"/>
    </style:style>
    <style:style style:name="T106" style:family="text">
      <style:text-properties fo:font-style="normal" officeooo:rsid="00a864ca" style:font-style-asian="normal" style:font-style-complex="normal"/>
    </style:style>
    <style:style style:name="T107" style:family="text">
      <style:text-properties fo:font-style="normal" officeooo:rsid="00e40438" style:font-style-asian="normal" style:font-style-complex="normal"/>
    </style:style>
    <style:style style:name="T108" style:family="text">
      <style:text-properties fo:font-style="normal" officeooo:rsid="00eb0770" style:font-style-asian="normal" style:font-style-complex="normal"/>
    </style:style>
    <style:style style:name="T109" style:family="text">
      <style:text-properties fo:font-style="normal" officeooo:rsid="00ebd6e4" style:font-style-asian="normal" style:font-style-complex="normal"/>
    </style:style>
    <style:style style:name="T110" style:family="text">
      <style:text-properties fo:font-style="normal" officeooo:rsid="00f12a74" style:font-style-asian="normal" style:font-style-complex="normal"/>
    </style:style>
    <style:style style:name="T111" style:family="text">
      <style:text-properties fo:font-style="normal" officeooo:rsid="00d58808" style:font-style-asian="normal" style:font-style-complex="normal"/>
    </style:style>
    <style:style style:name="T112" style:family="text">
      <style:text-properties fo:font-style="normal" officeooo:rsid="00d6098b" style:font-style-asian="normal" style:font-style-complex="normal"/>
    </style:style>
    <style:style style:name="T113" style:family="text">
      <style:text-properties fo:font-style="normal" officeooo:rsid="00f3e97e" style:font-style-asian="normal" style:font-style-complex="normal"/>
    </style:style>
    <style:style style:name="T114" style:family="text">
      <style:text-properties fo:font-style="normal" officeooo:rsid="00f58c93" style:font-style-asian="normal" style:font-style-complex="normal"/>
    </style:style>
    <style:style style:name="T115" style:family="text">
      <style:text-properties fo:font-style="normal" officeooo:rsid="00ee8692" style:font-style-asian="normal" style:font-style-complex="normal"/>
    </style:style>
    <style:style style:name="T116" style:family="text">
      <style:text-properties fo:font-style="normal" officeooo:rsid="00fcbc23" style:font-style-asian="normal" style:font-style-complex="normal"/>
    </style:style>
    <style:style style:name="T11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118" style:family="text">
      <style:text-properties officeooo:rsid="00a9eb52"/>
    </style:style>
    <style:style style:name="T119" style:family="text">
      <style:text-properties officeooo:rsid="0041315f"/>
    </style:style>
    <style:style style:name="T120" style:family="text">
      <style:text-properties officeooo:rsid="00abdb64"/>
    </style:style>
    <style:style style:name="T121" style:family="text">
      <style:text-properties officeooo:rsid="00aea48b"/>
    </style:style>
    <style:style style:name="T122" style:family="text">
      <style:text-properties officeooo:rsid="00b56a82"/>
    </style:style>
    <style:style style:name="T123" style:family="text">
      <style:text-properties officeooo:rsid="00b87274"/>
    </style:style>
    <style:style style:name="T124" style:family="text">
      <style:text-properties officeooo:rsid="00b9b7b2"/>
    </style:style>
    <style:style style:name="T125" style:family="text">
      <style:text-properties officeooo:rsid="00baaa8f"/>
    </style:style>
    <style:style style:name="T126" style:family="text">
      <style:text-properties officeooo:rsid="00bd40d6"/>
    </style:style>
    <style:style style:name="T127" style:family="text">
      <style:text-properties officeooo:rsid="00bf6ad5"/>
    </style:style>
    <style:style style:name="T128" style:family="text">
      <style:text-properties officeooo:rsid="00c0824d"/>
    </style:style>
    <style:style style:name="T129" style:family="text">
      <style:text-properties officeooo:rsid="00186c08"/>
    </style:style>
    <style:style style:name="T130" style:family="text">
      <style:text-properties officeooo:rsid="00c752f4"/>
    </style:style>
    <style:style style:name="T131" style:family="text">
      <style:text-properties officeooo:rsid="00c8bca2"/>
    </style:style>
    <style:style style:name="T132" style:family="text">
      <style:text-properties officeooo:rsid="00c90504"/>
    </style:style>
    <style:style style:name="T133" style:family="text">
      <style:text-properties officeooo:rsid="00c92fae"/>
    </style:style>
    <style:style style:name="T134" style:family="text">
      <style:text-properties officeooo:rsid="00c9f361"/>
    </style:style>
    <style:style style:name="T135" style:family="text">
      <style:text-properties officeooo:rsid="00ccac5e"/>
    </style:style>
    <style:style style:name="T136" style:family="text">
      <style:text-properties officeooo:rsid="00cd3655"/>
    </style:style>
    <style:style style:name="T137" style:family="text">
      <style:text-properties officeooo:rsid="00cde4ff"/>
    </style:style>
    <style:style style:name="T138" style:family="text">
      <style:text-properties officeooo:rsid="00cedaef"/>
    </style:style>
    <style:style style:name="T139" style:family="text">
      <style:text-properties officeooo:rsid="00cf36db"/>
    </style:style>
    <style:style style:name="T140" style:family="text">
      <style:text-properties officeooo:rsid="00d0573d"/>
    </style:style>
    <style:style style:name="T141" style:family="text">
      <style:text-properties officeooo:rsid="00d100a9"/>
    </style:style>
    <style:style style:name="T142" style:family="text">
      <style:text-properties officeooo:rsid="00d58808"/>
    </style:style>
    <style:style style:name="T143" style:family="text">
      <style:text-properties officeooo:rsid="00d6098b"/>
    </style:style>
    <style:style style:name="T144" style:family="text">
      <style:text-properties officeooo:rsid="00d76e33"/>
    </style:style>
    <style:style style:name="T145" style:family="text">
      <style:text-properties officeooo:rsid="00da4493"/>
    </style:style>
    <style:style style:name="T146" style:family="text">
      <style:text-properties officeooo:rsid="00dbdbe5"/>
    </style:style>
    <style:style style:name="T147" style:family="text">
      <style:text-properties officeooo:rsid="00df0165"/>
    </style:style>
    <style:style style:name="T148" style:family="text">
      <style:text-properties officeooo:rsid="00e1c67a"/>
    </style:style>
    <style:style style:name="T149" style:family="text">
      <style:text-properties officeooo:rsid="00e320af"/>
    </style:style>
    <style:style style:name="T150" style:family="text">
      <style:text-properties officeooo:rsid="00eb0770"/>
    </style:style>
    <style:style style:name="T151" style:family="text">
      <style:text-properties officeooo:rsid="00ec7646"/>
    </style:style>
    <style:style style:name="T152" style:family="text">
      <style:text-properties officeooo:rsid="00ee8692"/>
    </style:style>
    <style:style style:name="T153" style:family="text">
      <style:text-properties officeooo:rsid="00f2d0b5"/>
    </style:style>
    <style:style style:name="T154" style:family="text">
      <style:text-properties officeooo:rsid="00f3e97e"/>
    </style:style>
    <style:style style:name="T155" style:family="text">
      <style:text-properties officeooo:rsid="00f58c93"/>
    </style:style>
    <style:style style:name="T156" style:family="text">
      <style:text-properties officeooo:rsid="00faee88"/>
    </style:style>
    <style:style style:name="T157" style:family="text">
      <style:text-properties officeooo:rsid="00fb4b50"/>
    </style:style>
    <style:style style:name="T158" style:family="text">
      <style:text-properties officeooo:rsid="00fb5341"/>
    </style:style>
    <style:style style:name="T159" style:family="text">
      <style:text-properties officeooo:rsid="00fcbc23"/>
    </style:style>
    <style:style style:name="T160" style:family="text">
      <style:text-properties officeooo:rsid="00fd9d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77">Present Simple</text:p>
      <text:p text:style-name="P1"/>
      <text:p text:style-name="P150"><text:span text:style-name="T94">Дополнительные м</text:span><text:span text:style-name="T1">аячки времени:</text:span></text:p>
      <text:list xml:id="list3843964717" text:style-name="L1">
        <text:list-item>
          <text:p text:style-name="P196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4">You <text:span text:style-name="T5">do</text:span> want to receive a letter from Joe? — Ты <text:span text:style-name="T5">действительно</text:span> хочешь получ. письмо от Джо?</text:p>
      <text:p text:style-name="P14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10">Present Continuous</text:p>
      <text:p text:style-name="P109"/>
      <text:p text:style-name="P180"><text:span text:style-name="T129">Глагол в </text:span><text:span text:style-name="T52">форме </text:span><text:span text:style-name="T129">Continuous, англоговорящие воспринимают как причастие (</text:span><text:span text:style-name="T128">какой?</text:span><text:span text:style-name="T129">)</text:span></text:p>
      <text:p text:style-name="P9"/>
      <text:p text:style-name="P152"><text:span text:style-name="T94">Дополнительные м</text:span>аячки времени:</text:p>
      <text:list xml:id="list2648213914" text:style-name="L2">
        <text:list-item>
          <text:p text:style-name="P198">listen — послушай;</text:p>
        </text:list-item>
        <text:list-item>
          <text:p text:style-name="P198">currently — в текущий момент;</text:p>
        </text:list-item>
      </text:list>
      <text:p text:style-name="P10"/>
      <text:p text:style-name="P63"><text:span text:style-name="T4">Present Continuos может передавать скрытое </text:span><text:span text:style-name="T12">значение</text:span><text:span text:style-name="T4">:</text:span></text:p>
      <text:list xml:id="list3286869025" text:style-name="L3">
        <text:list-item>
          <text:p text:style-name="P214">кто-то вовлечен в процесс, хотя прямо сейчас им не занимается;</text:p>
        </text:list-item>
        <text:list-item>
          <text:p text:style-name="P214">ситуация меняется, она не статична;</text:p>
        </text:list-item>
        <text:list-item>
          <text:p text:style-name="P214">сегодня что-то происходит не так, как происходит обычно;</text:p>
        </text:list-item>
        <text:list-item>
          <text:p text:style-name="P213"><text:span text:style-name="T4">кто-то говорит о </text:span><text:span text:style-name="T14">регулярном </text:span><text:span text:style-name="T4">де</text:span><text:span text:style-name="T12">й</text:span><text:span text:style-name="T4">ствии с раздражением;</text:span></text:p>
        </text:list-item>
      </text:list>
      <text:p text:style-name="P15"/>
      <text:p text:style-name="P11"><text:span text:style-name="T15">Ron </text:span><text:span text:style-name="T25">is trying</text:span><text:span text:style-name="T15"> to find a well-paid job — Рон </text:span><text:span text:style-name="T25">пытается</text:span><text:span text:style-name="T15"> найти высокооплачеваемую работу </text:span></text:p>
      <text:p text:style-name="P279"><text:span text:style-name="T20">(</text:span><text:span text:style-name="T21">он</text:span><text:span text:style-name="T20"> вовлечен в процесс, хотя прямо сейчас он может заниматься другими делами)</text:span></text:p>
      <text:p text:style-name="P15"/>
      <text:p text:style-name="P15">Is <text:span text:style-name="T5">is getting</text:span> colder every day — Каждый день <text:span text:style-name="T5">становится</text:span> холоднее (погода меняется, </text:p>
      <text:p text:style-name="P15">при этом изменения еще не окончены, следует ожидать понижения температуры).</text:p>
      <text:p text:style-name="P15"/>
      <text:p text:style-name="P280"><text:span text:style-name="T16">His English </text:span><text:span text:style-name="T26">isn`t improving</text:span><text:span text:style-name="T16"> through he studies hard — Его английский </text:span><text:span text:style-name="T26">не улучшается</text:span><text:span text:style-name="T16">, </text:span></text:p>
      <text:p text:style-name="P280"><text:span text:style-name="T16">хотя он много занимается (</text:span><text:span text:style-name="T17">хотя ситуация и нестатична, она не меняется</text:span><text:span text:style-name="T16">).</text:span></text:p>
      <text:p text:style-name="P225"/>
      <text:p text:style-name="P19"><text:span text:style-name="T95">He </text:span><text:span text:style-name="T9">isn`t wearing</text:span><text:span text:style-name="T95"> his favorite cap today, that`s strange — Он </text:span><text:span text:style-name="T9">не носит</text:span><text:span text:style-name="T95"> сегодня свою любимую кепку, это странно (сегодня происходит что-то не то)</text:span></text:p>
      <text:p text:style-name="P16"/>
      <text:p text:style-name="P17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7"/>
      <text:p text:style-name="P282"><text:span text:style-name="T16">He </text:span><text:span text:style-name="T26">isn`t doing</text:span><text:span text:style-name="T16"> his homework again! </text:span><text:span text:style-name="T22">—</text:span><text:span text:style-name="T16"> Он опять </text:span><text:span text:style-name="T26">не делает</text:span><text:span text:style-name="T16"> домашнюю работу!</text:span></text:p>
      <text:p text:style-name="P17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18"><text:span text:style-name="T5">Is</text:span> your English <text:span text:style-name="T5">getting</text:span> better? — Твой английский <text:span text:style-name="T5">становится</text:span> лучше?</text:p>
      <text:p text:style-name="P18">Prices <text:span text:style-name="T5">are increasing</text:span> — Цены <text:span text:style-name="T5">растут</text:span>.</text:p>
      <text:p text:style-name="P13"/>
      <text:p text:style-name="P153"><text:span text:style-name="T96">Доп</text:span><text:span text:style-name="T98">олнительные</text:span><text:span text:style-name="T96"> </text:span><text:span text:style-name="T98">Non-</text:span><text:span text:style-name="T13">Continuous </text:span><text:span text:style-name="T96">г</text:span><text:span text:style-name="T13">лаголы</text:span></text:p>
      <text:p text:style-name="P154"/>
      <text:p text:style-name="P155"><text:span text:style-name="T27">К</text:span> таким глаголам относятся действия, которые невозможно увидеть в процессе.</text:p>
      <text:p text:style-name="P156">Обычно это глаголы состояния.</text:p>
      <text:p text:style-name="P156"/>
      <text:p text:style-name="P156">Глаголы, помогающие выразить мнение (opinion):</text:p>
      <text:list xml:id="list1922796927" text:style-name="L4">
        <text:list-item>
          <text:p text:style-name="P199">assume — полагать;</text:p>
        </text:list-item>
        <text:list-item>
          <text:p text:style-name="P199">consider — считать, полагать;</text:p>
        </text:list-item>
        <text:list-item>
          <text:p text:style-name="P199">find — находить;</text:p>
        </text:list-item>
        <text:list-item>
          <text:p text:style-name="P199">suppose — предполагать;</text:p>
        </text:list-item>
      </text:list>
      <text:p text:style-name="P156"/>
      <text:p text:style-name="P157">Глаголы, помогающие показать состояние мыслей (mental states)</text:p>
      <text:list xml:id="list2513781962" text:style-name="L5">
        <text:list-item>
          <text:p text:style-name="P200">mean — иметь в виду;</text:p>
        </text:list-item>
        <text:list-item>
          <text:p text:style-name="P200">notice — замечать, обращать внимание;</text:p>
        </text:list-item>
        <text:list-item>
          <text:p text:style-name="P200">recognise — узнавать;</text:p>
        </text:list-item>
        <text:list-item>
          <text:p text:style-name="P200">remember — помнить;</text:p>
        </text:list-item>
      </text:list>
      <text:p text:style-name="P157"/>
      <text:p text:style-name="P157">Глаголы, выражающие эмоции и желания (emotions/desires):</text:p>
      <text:list xml:id="list1673321522" text:style-name="L6">
        <text:list-item>
          <text:p text:style-name="P201">dislike — не любить, не нравиться;</text:p>
        </text:list-item>
        <text:list-item>
          <text:p text:style-name="P201">envy — завидовать;</text:p>
        </text:list-item>
        <text:list-item>
          <text:p text:style-name="P201">fear — бояться;</text:p>
        </text:list-item>
        <text:list-item>
          <text:p text:style-name="P201">mind — возражать;</text:p>
        </text:list-item>
        <text:list-item>
          <text:p text:style-name="P201">need — нуждаться;</text:p>
        </text:list-item>
        <text:list-item>
          <text:p text:style-name="P201">prefer — предпочитать;</text:p>
        </text:list-item>
        <text:list-item>
          <text:p text:style-name="P201">regret — сожалеть;</text:p>
        </text:list-item>
      </text:list>
      <text:p text:style-name="P151"/>
      <text:p text:style-name="P151">Другие глаголы:</text:p>
      <text:list xml:id="list992005795" text:style-name="L7">
        <text:list-item>
          <text:p text:style-name="P197">be — быть;</text:p>
        </text:list-item>
        <text:list-item>
          <text:p text:style-name="P197">care — быть не безразличным, заботиться;</text:p>
        </text:list-item>
        <text:list-item>
          <text:p text:style-name="P197">contain — содержать;</text:p>
        </text:list-item>
        <text:list-item>
          <text:p text:style-name="P197">cost — стоить, иметь стоимость;</text:p>
        </text:list-item>
        <text:list-item>
          <text:p text:style-name="P197">possess — владеть;</text:p>
        </text:list-item>
        <text:list-item>
          <text:p text:style-name="P197">seem — казаться;</text:p>
        </text:list-item>
        <text:list-item>
          <text:p text:style-name="P197">weigh — весить, иметь вес;</text:p>
        </text:list-item>
      </text:list>
      <text:p text:style-name="P4"/>
      <text:p text:style-name="P73">Глаголы смешанного типа</text:p>
      <text:p text:style-name="P90"/>
      <text:p text:style-name="P90">Они могут быть <text:span text:style-name="T29">как </text:span>нормальными, <text:span text:style-name="T29">так</text:span> и становится non-continuous, в зависимости от того, </text:p>
      <text:p text:style-name="P91"><text:span text:style-name="T99">какой смысл </text:span><text:span text:style-name="T98">передают</text:span><text:span text:style-name="T99"> </text:span><text:span text:style-name="T98">либо</text:span><text:span text:style-name="T99"> когда входят в </text:span><text:span text:style-name="T100">состав</text:span><text:span text:style-name="T99"> устойчивы</text:span><text:span text:style-name="T100">х</text:span><text:span text:style-name="T99"> выражени</text:span><text:span text:style-name="T100">й</text:span><text:span text:style-name="T99">.</text:span></text:p>
      <text:p text:style-name="P9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41936268224">
          <table:table-cell table:style-name="Table1.A1" office:value-type="string">
            <text:p text:style-name="P183">Глагол</text:p>
          </table:table-cell>
          <table:table-cell table:style-name="Table1.A1" office:value-type="string">
            <text:p text:style-name="P183">Non-continuous</text:p>
          </table:table-cell>
          <table:table-cell table:style-name="Table1.C1" office:value-type="string">
            <text:p text:style-name="P183">Нормальный</text:p>
          </table:table-cell>
        </table:table-row>
        <table:table-row table:style-name="TableLine94541936343392">
          <table:table-cell table:style-name="Table1.A2" office:value-type="string">
            <text:p text:style-name="P181">appear</text:p>
          </table:table-cell>
          <table:table-cell table:style-name="Table1.A2" office:value-type="string">
            <text:p text:style-name="P182">в значении «казаться», «являтся»</text:p>
          </table:table-cell>
          <table:table-cell table:style-name="Table1.C2" office:value-type="string">
            <text:p text:style-name="P181">в значении «появляться»</text:p>
          </table:table-cell>
        </table:table-row>
        <table:table-row table:style-name="TableLine94541936345200">
          <table:table-cell table:style-name="Table1.A2" office:value-type="string">
            <text:p text:style-name="P181">have</text:p>
          </table:table-cell>
          <table:table-cell table:style-name="Table1.A2" office:value-type="string">
            <text:p text:style-name="P182">в значении «иметь», «владеть» </text:p>
          </table:table-cell>
          <table:table-cell table:style-name="Table1.C2" office:value-type="string">
            <text:p text:style-name="P181">в устойчивых выражениях</text:p>
          </table:table-cell>
        </table:table-row>
        <table:table-row table:style-name="TableLine94541936346000">
          <table:table-cell table:style-name="Table1.A2" office:value-type="string">
            <text:p text:style-name="P181">look</text:p>
          </table:table-cell>
          <table:table-cell table:style-name="Table1.A2" office:value-type="string">
            <text:p text:style-name="P181">в связке с прилагательным</text:p>
          </table:table-cell>
          <table:table-cell table:style-name="Table1.C2" office:value-type="string">
            <text:p text:style-name="P181">в связке с предлогоми (at, for)</text:p>
          </table:table-cell>
        </table:table-row>
        <table:table-row table:style-name="TableLine94541936346928">
          <table:table-cell table:style-name="Table1.A2" office:value-type="string">
            <text:p text:style-name="P181">miss</text:p>
          </table:table-cell>
          <table:table-cell table:style-name="Table1.A2" office:value-type="string">
            <text:p text:style-name="P181">в значении «скучать»</text:p>
          </table:table-cell>
          <table:table-cell table:style-name="Table1.C2" office:value-type="string">
            <text:p text:style-name="P185"><text:span text:style-name="T28">в значении </text:span>«<text:span text:style-name="T28">пропадать</text:span>»</text:p>
          </table:table-cell>
        </table:table-row>
        <table:table-row table:style-name="TableLine94541936347968">
          <table:table-cell table:style-name="Table1.A2" office:value-type="string">
            <text:p text:style-name="P188">hear</text:p>
          </table:table-cell>
          <table:table-cell table:style-name="Table1.A2" office:value-type="string">
            <text:p text:style-name="P189">в значении «слышать»</text:p>
            <text:p text:style-name="P191">(как физич. возможность)</text:p>
          </table:table-cell>
          <table:table-cell table:style-name="Table1.C2" office:value-type="string">
            <text:p text:style-name="P188">в значении «слышу то, чего не слышат другие» </text:p>
          </table:table-cell>
        </table:table-row>
        <table:table-row table:style-name="TableLine94541936348880">
          <table:table-cell table:style-name="Table1.A2" office:value-type="string">
            <text:p text:style-name="P190">see</text:p>
          </table:table-cell>
          <table:table-cell table:style-name="Table1.A2" office:value-type="string">
            <text:p text:style-name="P190">в значении «видеть»</text:p>
            <text:p text:style-name="P190">(как физич. возможность)</text:p>
          </table:table-cell>
          <table:table-cell table:style-name="Table1.C2" office:value-type="string">
            <text:p text:style-name="P186"><text:span text:style-name="T30">в значении «вижу то, чего не видят другие»; в устойч. </text:span><text:span text:style-name="T54">в</text:span><text:span text:style-name="T30">ыражен.</text:span></text:p>
          </table:table-cell>
        </table:table-row>
        <table:table-row table:style-name="TableLine94541936349840">
          <table:table-cell table:style-name="Table1.A2" office:value-type="string">
            <text:p text:style-name="P190">smell</text:p>
          </table:table-cell>
          <table:table-cell table:style-name="Table1.A2" office:value-type="string">
            <text:p text:style-name="P190">в значении «пахнуть»</text:p>
          </table:table-cell>
          <table:table-cell table:style-name="Table1.C2" office:value-type="string">
            <text:p text:style-name="P191">в значении «нюхать» </text:p>
            <text:p text:style-name="P191">(направленное действие)</text:p>
          </table:table-cell>
        </table:table-row>
        <table:table-row table:style-name="TableLine94541936350800">
          <table:table-cell table:style-name="Table1.A2" office:value-type="string">
            <text:p text:style-name="P190">taste</text:p>
          </table:table-cell>
          <table:table-cell table:style-name="Table1.A2" office:value-type="string">
            <text:p text:style-name="P192">в значении «вкусный»</text:p>
          </table:table-cell>
          <table:table-cell table:style-name="Table1.C2" office:value-type="string">
            <text:p text:style-name="P192">в значении «дегустировать»</text:p>
          </table:table-cell>
        </table:table-row>
        <table:table-row table:style-name="TableLine94541936351680">
          <table:table-cell table:style-name="Table1.A2" office:value-type="string">
            <text:p text:style-name="P192">thinks</text:p>
          </table:table-cell>
          <table:table-cell table:style-name="Table1.A2" office:value-type="string">
            <text:p text:style-name="P192">в значении «иметь мнение»</text:p>
          </table:table-cell>
          <table:table-cell table:style-name="Table1.C2" office:value-type="string">
            <text:p text:style-name="P192">в значении «мыслить»</text:p>
          </table:table-cell>
        </table:table-row>
        <table:table-row table:style-name="TableLine94541936352640">
          <table:table-cell table:style-name="Table1.A2" office:value-type="string">
            <text:p text:style-name="P192">weight</text:p>
          </table:table-cell>
          <table:table-cell table:style-name="Table1.A2" office:value-type="string">
            <text:p text:style-name="P192">в значении «весить»</text:p>
          </table:table-cell>
          <table:table-cell table:style-name="Table1.C2" office:value-type="string">
            <text:p text:style-name="P192">в значении «взвешиваться» (направленное действие)</text:p>
          </table:table-cell>
        </table:table-row>
        <table:table-row table:style-name="TableLine94541936353600">
          <table:table-cell table:style-name="Table1.A2" office:value-type="string">
            <text:p text:style-name="P192">be</text:p>
          </table:table-cell>
          <table:table-cell table:style-name="Table1.A2" office:value-type="string">
            <text:p text:style-name="P192">в значении «быть», «являться»</text:p>
          </table:table-cell>
          <table:table-cell table:style-name="Table1.C2" office:value-type="string">
            <text:p text:style-name="P192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91"/>
      <text:p text:style-name="P20">She <text:span text:style-name="T5">hears</text:span> the music. — Она <text:span text:style-name="T5">слышит</text:span> музыку.</text:p>
      <text:p text:style-name="P20">I cannot believe what I <text:span text:style-name="T5">am hearing</text:span>. — Я не верю тому, что <text:span text:style-name="T5">слышу</text:span>.</text:p>
      <text:p text:style-name="P20"/>
      <text:p text:style-name="P21">She <text:span text:style-name="T5">is sick</text:span>. — Е<text:span text:style-name="T31">е</text:span> <text:span text:style-name="T6">тошнит</text:span><text:span text:style-name="T34"> </text:span><text:span text:style-name="T35">(тошнотное состояние)</text:span><text:span text:style-name="T33">.</text:span></text:p>
      <text:p text:style-name="P21">She <text:span text:style-name="T5">is being sick</text:span>. — У нее <text:span text:style-name="T5">тошнота </text:span>/ рвота (прямо сейчас).</text:p>
      <text:p text:style-name="P21"/>
      <text:p text:style-name="P22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92"/>
      <text:p text:style-name="P95"><text:span text:style-name="T32">Simple в основном связан с состоянием, </text:span><text:span text:style-name="T46">фактом, регулярным действием</text:span><text:span text:style-name="T32">.</text:span></text:p>
      <text:p text:style-name="P93">Continuous подчеркивает незавершенность, динамику, изменения.</text:p>
      <text:p text:style-name="P93"/>
      <text:p text:style-name="P74">Present Perfect</text:p>
      <text:p text:style-name="P96"/>
      <text:p text:style-name="P96">С пом. него говорят не о прошлом как таковом, а о результате, который важен сейчас.</text:p>
      <text:p text:style-name="P98">Выполненное дейст<text:span text:style-name="T118">в</text:span>ие показывает именно 3я форма глагола.</text:p>
      <text:p text:style-name="P98"/>
      <text:p text:style-name="P97"><text:span text:style-name="T49">Например, вопрос </text:span>«Have you been to Egypt?» нужно понимать <text:span text:style-name="T47">как</text:span> </text:p>
      <text:p text:style-name="P97">«У тебя есть <text:span text:style-name="T48">опыт </text:span>пребывания в Египте?».</text:p>
      <text:p text:style-name="P97"/>
      <text:p text:style-name="P99">Популярные шаблоны с Present Perfect</text:p>
      <text:p text:style-name="P99"/>
      <text:p text:style-name="P23">It’s the first time (первый/любой раз, когда что-то случилось).</text:p>
      <text:p text:style-name="P23">Have you ever been? (вы когда-нибудь бывали?).</text:p>
      <text:p text:style-name="P23">I have never done (я никогда не делал).</text:p>
      <text:p text:style-name="P23">I have got (у менять есть).</text:p>
      <text:p text:style-name="P99"/>
      <text:p text:style-name="P68"><text:span text:style-name="T96">Дополнительные</text:span><text:span text:style-name="T50"> м</text:span><text:span text:style-name="T97">аячки времени:</text:span></text:p>
      <text:list xml:id="list773188498" text:style-name="L8">
        <text:list-item>
          <text:p text:style-name="P215">so far — на дайнный момент / до настоящего времени;</text:p>
        </text:list-item>
      </text:list>
      <text:p text:style-name="P89"><text:soft-page-break/>Present Perfect Continuus</text:p>
      <text:p text:style-name="P94"/>
      <text:p text:style-name="P115"><text:span text:style-name="T62">Показывает, как долго длилось действие до указанного момента в </text:span><text:span text:style-name="T64">настоящем</text:span><text:span text:style-name="T62">. </text:span></text:p>
      <text:p text:style-name="P115"/>
      <text:p text:style-name="P216">This is the day we’ve been waiting for — Настал день, которого мы так ждали. </text:p>
      <text:p text:style-name="P29"><text:span text:style-name="T64">(е</text:span><text:span text:style-name="T65">сть долгий процесс </text:span><text:span text:style-name="T32">—</text:span><text:span text:style-name="T65"> ожидание; </text:span><text:span text:style-name="T120">п</text:span><text:span text:style-name="T65">одразумевается, что мы когда-то начали ждать, </text:span></text:p>
      <text:p text:style-name="P29"><text:span text:style-name="T65">и ожидание продолжалось до сих пор; </text:span><text:span text:style-name="T120">н</text:span><text:span text:style-name="T65">апрямую о длительности не говорится, </text:span></text:p>
      <text:p text:style-name="P30"><text:span text:style-name="T65">но есть ощущение непрерывного процесса</text:span><text:span text:style-name="T64">)</text:span><text:span text:style-name="T65">.</text:span></text:p>
      <text:p text:style-name="P100"/>
      <text:p text:style-name="P24">You look tired. Yes, I know. I’ve been exercising — <text:span text:style-name="T119">Ты выглядешь уставшим. Да, я знаю. </text:span></text:p>
      <text:p text:style-name="P24"><text:span text:style-name="T119">Я занимался спортом. </text:span><text:span text:style-name="T64">(п</text:span><text:span text:style-name="T51">роцесс закончился буквально только что; </text:span></text:p>
      <text:p text:style-name="P24"><text:span text:style-name="T64">е</text:span><text:span text:style-name="T51">сть очевидные результаты прямо сейчас</text:span><text:span text:style-name="T64">)</text:span></text:p>
      <text:p text:style-name="P67"/>
      <text:p text:style-name="P31"><text:span text:style-name="T51">We’ve been busy the whole week — Мы были заняты всю неделю. </text:span><text:span text:style-name="T63">(хотя</text:span><text:span text:style-name="T51"> перевод </text:span><text:span text:style-name="T63">и </text:span><text:span text:style-name="T51">в прошлом, </text:span><text:span text:style-name="T63">но </text:span><text:span text:style-name="T51">подразумевается что неделя еще не закончилась; have не используется с -ing</text:span><text:span text:style-name="T63">)</text:span></text:p>
      <text:p text:style-name="P66"/>
      <text:p text:style-name="P101">Глаголы, c которыми можно использовать как Present Perfect, так и Present Perfect Continuous; разницы не будет: live, work, teach, study.</text:p>
      <text:p text:style-name="P101"/>
      <text:p text:style-name="P25">How long have you worked for your boss? <text:span text:style-name="T51">—</text:span> Как долго ты работаешь на своего босса?</text:p>
      <text:p text:style-name="P26">How long have you been working for your boss? <text:span text:style-name="T51">—</text:span> Как долго ты работаешь на своего босса?</text:p>
      <text:p text:style-name="P102"/>
      <text:p text:style-name="P102">Present Continuous сообщает, что кто-то находится в процессе, <text:span text:style-name="T118">а </text:span>Present Perfect Continuous — что кто-то занят процессом <text:span text:style-name="T118">уже </text:span>какое-то время.</text:p>
      <text:p text:style-name="P101"/>
      <text:p text:style-name="P75">Отличия Past Simple от Present Perfect</text:p>
      <text:p text:style-name="P103"/>
      <text:p text:style-name="P27">I didn’t talk to Tom yesterday — Я не говорил с Томом вчера.</text:p>
      <text:p text:style-name="P27">I haven’t talked to Tom yet — Я еще не говорил с Томом.</text:p>
      <text:p text:style-name="P103"/>
      <text:p text:style-name="P104">Первый пример имеет явный указатель прошлого — yesterday. Второй пример </text:p>
      <text:p text:style-name="P104">не имеет указателя на прошлое, но имеет указатель результата — yet.</text:p>
      <text:p text:style-name="P103"/>
      <text:p text:style-name="P105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05"/>
      <text:p text:style-name="P228">I’ve loved Laura since I saw her for the first time — </text:p>
      <text:p text:style-name="P228">Я люблю Лору с тех пор, как увидел ее впервые.</text:p>
      <text:p text:style-name="P101"/>
      <text:p text:style-name="P76">Особые случаи использования Past Continuous</text:p>
      <text:p text:style-name="P106"/>
      <text:p text:style-name="P106">Он также может использоваться с глаголами, которые показывают измения или рост.</text:p>
      <text:p text:style-name="P106"/>
      <text:p text:style-name="P229">Her English was improving, because she studied a lot — </text:p>
      <text:p text:style-name="P229">Ее английский становился лучше, потому что она много училась.</text:p>
      <text:p text:style-name="P106"/>
      <text:p text:style-name="P106"><text:soft-page-break/>Еще он может употребляться в ситуациях, когда необходимо подчеркнуть цикличность </text:p>
      <text:p text:style-name="P106">в прошлом (люди делали что-то снова и снова).</text:p>
      <text:p text:style-name="P106"/>
      <text:p text:style-name="P229">Though they loved each other, they <text:span text:style-name="T5">were</text:span> always <text:span text:style-name="T5">quarrelling</text:span> — </text:p>
      <text:p text:style-name="P229">Хотя они любили друг друга, они постоянно <text:span text:style-name="T5">ссорились</text:span>.</text:p>
      <text:p text:style-name="P106"/>
      <text:p text:style-name="P108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64"/>
      <text:p text:style-name="P230"><text:span text:style-name="T52">She was shouting with anger as she left the house — </text:span></text:p>
      <text:p text:style-name="P230"><text:span text:style-name="T52">Она кричала в ярости, когда </text:span>вышла из дома.</text:p>
      <text:p text:style-name="P64"/>
      <text:p text:style-name="P64"><text:span text:style-name="T53">Е</text:span><text:span text:style-name="T52">сли </text:span><text:span text:style-name="T60">2</text:span><text:span text:style-name="T52"> дейстия происходили парралельно, то они оба могут быть в Past Continuous.</text:span></text:p>
      <text:p text:style-name="P65"><text:span text:style-name="T52">Но если </text:span><text:span text:style-name="T53">их </text:span><text:span text:style-name="T52">поставить в Past Simple, то получится цепочка действий.</text:span></text:p>
      <text:p text:style-name="P107"/>
      <text:p text:style-name="P28"><text:span text:style-name="T52">I was studying while Dora was making dinner — Я занимал</text:span><text:span text:style-name="T53">ся</text:span><text:span text:style-name="T52">, пока Дора готовила ужин.</text:span></text:p>
      <text:p text:style-name="P28"><text:span text:style-name="T52">I studied, made dinner and watched TV — Я позанимал</text:span><text:span text:style-name="T53">ся</text:span><text:span text:style-name="T52">, приготовил ужин и посмотре</text:span><text:span text:style-name="T53">л</text:span><text:span text:style-name="T52"> ТВ.</text:span></text:p>
      <text:p text:style-name="P64"/>
      <text:p text:style-name="P78">Past Perfect</text:p>
      <text:p text:style-name="P112"/>
      <text:p text:style-name="P114"><text:span text:style-name="T55">Указывает на действие, которое </text:span><text:span text:style-name="T56">случилось</text:span><text:span text:style-name="T55"> </text:span><text:span text:style-name="T59">ранее</text:span><text:span text:style-name="T55">, чем другое указанное действие. </text:span></text:p>
      <text:p text:style-name="P114"><text:span text:style-name="T55">Т. е. обозначает предпрошедш</text:span><text:span text:style-name="T61">ее время</text:span><text:span text:style-name="T55">. </text:span><text:span text:style-name="T58">Грамматическ</text:span><text:span text:style-name="T62">ая форма: had + глагол в 3й форме.</text:span></text:p>
      <text:p text:style-name="P113"/>
      <text:p text:style-name="P32">I had seen this fi<text:span text:style-name="T56">l</text:span>m before you did — Я посмотрел это фильм раньше, чем это сделал ты.</text:p>
      <text:p text:style-name="P41">(сначала случилось «I had seen», а затем «you did»)</text:p>
      <text:p text:style-name="P113"/>
      <text:p text:style-name="P32">He did<text:span text:style-name="T60">n`t</text:span> have cash because he had lost his wallet — У него не было наличных, потому что он потерял кошелек. <text:span text:style-name="T56">(денег </text:span><text:span text:style-name="T57">не было [тогда]</text:span><text:span text:style-name="T56">, потому что он их потерял [еще перед этим])</text:span></text:p>
      <text:p text:style-name="P113"/>
      <text:p text:style-name="P32">When I took the phone to call Nick, I realized that I had forgotten his number — Когда я взяла трубку, чтобы позвонить Нику, я поняла, что забыла его номер.</text:p>
      <text:p text:style-name="P113"/>
      <text:p text:style-name="P113">Past Perfect <text:span text:style-name="T59">(часто </text:span><text:span text:style-name="T60">или всегда</text:span><text:span text:style-name="T59">?) </text:span>используется в косвенной речи вместо <text:span text:style-name="T59">P</text:span>ast <text:span text:style-name="T59">S</text:span>imple.</text:p>
      <text:p text:style-name="P113"/>
      <text:p text:style-name="P32"><text:span text:style-name="T60">I</text:span> lived in London in 1999 — <text:span text:style-name="T60">Я жил в Лондоне в 1999 году (прямая речь).</text:span></text:p>
      <text:p text:style-name="P32"><text:span text:style-name="T60">H</text:span>e said that he had lived in London in 1999. — Он сказал, что он жил в Лондоне в 1999.</text:p>
      <text:p text:style-name="P113"/>
      <text:p text:style-name="P32">I’ve been to Cuba — <text:span text:style-name="T60">Я был на Кубе (прямая речь)</text:span></text:p>
      <text:p text:style-name="P32">Mike said that he had been to Cuba. — Майк сказал, что он бывал на Кубе.</text:p>
      <text:p text:style-name="P113"/>
      <text:p text:style-name="P113">Past Perfect появляется в условных предложениях 3<text:span text:style-name="T60">го</text:span> типа.</text:p>
      <text:p text:style-name="P113"/>
      <text:p text:style-name="P217">You would have passed your exam if you had worked harder — </text:p>
      <text:p text:style-name="P217">Ты бы сдал экзамен, если бы больше работал.</text:p>
      <text:p text:style-name="P113"/>
      <text:p text:style-name="P137">Также он, используется вместо Past Perfect Continuous с Non-Continuous глаголами.</text:p>
      <text:p text:style-name="P87"/>
      <text:p text:style-name="P88"/>
      <text:p text:style-name="P88"/>
      <text:p text:style-name="P88"><text:soft-page-break/>Past Perfect Continuous</text:p>
      <text:p text:style-name="P138"/>
      <text:p text:style-name="P139">Показывает, как долго длилось действие до указанного момента в прошлом. </text:p>
      <text:p text:style-name="P176">Грамматическая форма: had + been + глагол с -ing.</text:p>
      <text:p text:style-name="P138"/>
      <text:p text:style-name="P42">My mother had been cooking dinner for two hours when I got home — Моя мама готовила ужин уже 2 часа к тому времени, как я пришла домой (Past Perfect Continuous).</text:p>
      <text:p text:style-name="P138"/>
      <text:p text:style-name="P42">She has been cooking for 2 hours, but the food is not ready yet — Она готовит уже 2 часа, </text:p>
      <text:p text:style-name="P42">но еда все еще не готова (Present Perfect Continuous).</text:p>
      <text:p text:style-name="P138"/>
      <text:p text:style-name="P138">Также используется, когда процесс оставил результат в прошлом, <text:span text:style-name="T63">либо когда действия происходили на регулярной основе до какого-то момента в прошлом.</text:span></text:p>
      <text:p text:style-name="P138"/>
      <text:p text:style-name="P43">Lara looked tired because she had been working out. — Лара выглядела уставшей, </text:p>
      <text:p text:style-name="P43">потому что она занималась спортом <text:span text:style-name="T63">(занятие спортом оставило результат)</text:span>.</text:p>
      <text:p text:style-name="P43"/>
      <text:p text:style-name="P226">She had been writing to him for months, but she never got an answer — </text:p>
      <text:p text:style-name="P226">Она писала ему несколько месяцев, но так и не получила ответа <text:span text:style-name="T63">(регулярно писала)</text:span>.</text:p>
      <text:p text:style-name="P138"/>
      <text:p text:style-name="P79">Present в значении будущего</text:p>
      <text:p text:style-name="P140"/>
      <text:p text:style-name="P141">Обычно говорит о планах на будущее, либо о том, что должно произойти по рассписанию.</text:p>
      <text:p text:style-name="P119"><text:span text:style-name="T66">Present Continuous говорит о личных планах, </text:span><text:span text:style-name="T71">а </text:span><text:span text:style-name="T66">Present Simple — о рассписании, </text:span></text:p>
      <text:p text:style-name="P119"><text:span text:style-name="T67">которое не зависит от человека</text:span><text:span text:style-name="T66">.</text:span></text:p>
      <text:p text:style-name="P116"/>
      <text:p text:style-name="P33">I’m leaving town tomorrow. I’m going on a business trip. — Завтра я уезжаю из города. </text:p>
      <text:p text:style-name="P33">Я еду в командировку <text:span text:style-name="T66">(личные планы)</text:span>.</text:p>
      <text:p text:style-name="P33"/>
      <text:p text:style-name="P34">Kate has an English class next Monday — У Кати будет занятие по английскому </text:p>
      <text:p text:style-name="P34">в следующий понедельник <text:span text:style-name="T67">(рассписание)</text:span>.</text:p>
      <text:p text:style-name="P117"/>
      <text:p text:style-name="P118"><text:span text:style-name="T66">Чтобы правильно определить, что предложени</text:span><text:span text:style-name="T71">е</text:span><text:span text:style-name="T66"> действительно стоит </text:span><text:span text:style-name="T71">в </text:span><text:span text:style-name="T66">будуще</text:span><text:span text:style-name="T71">м</text:span><text:span text:style-name="T66">, </text:span></text:p>
      <text:p text:style-name="P118"><text:span text:style-name="T66">а не </text:span><text:span text:style-name="T71">в </text:span><text:span text:style-name="T66">настояще</text:span><text:span text:style-name="T71">м</text:span><text:span text:style-name="T66">, нужно обратить внимание на слова-маячки, </text:span><text:span text:style-name="T68">такие как</text:span><text:span text:style-name="T66">: </text:span></text:p>
      <text:p text:style-name="P118"/>
      <text:list xml:id="list3552363091" text:style-name="L9">
        <text:list-item>
          <text:p text:style-name="P236"><text:span text:style-name="T66">tomorrow, </text:span><text:span text:style-name="T68">in the future, in 2050</text:span><text:span text:style-name="T66"> </text:span><text:span text:style-name="T68">(слова, которые указывают на дату в будущем);</text:span></text:p>
        </text:list-item>
        <text:list-item>
          <text:p text:style-name="P237"><text:span text:style-name="T69">would like, want, plan, expect</text:span><text:span text:style-name="T68"> </text:span><text:span text:style-name="T69">(</text:span><text:span text:style-name="T70">слова</text:span><text:span text:style-name="T68">, которые намекают на будущее</text:span><text:span text:style-name="T69">);</text:span></text:p>
        </text:list-item>
        <text:list-item>
          <text:p text:style-name="P236"><text:span text:style-name="T67">next </text:span><text:span text:style-name="T68">time</text:span><text:span text:style-name="T67">, </text:span><text:span text:style-name="T68">next Monday</text:span><text:span text:style-name="T67"> </text:span><text:span text:style-name="T68">(связки со словом next в значении «в следующий»);</text:span></text:p>
        </text:list-item>
        <text:list-item>
          <text:p text:style-name="P246">in 2 days, in a year (связки с предлогом in в значении «через»);</text:p>
        </text:list-item>
        <text:list-item>
          <text:p text:style-name="P246">by Friday (связки с предлогом by в значении «к указанному периоду»);</text:p>
        </text:list-item>
      </text:list>
      <text:p text:style-name="P118"/>
      <text:p text:style-name="P143">Present Perfect может встречаться в условных предложениях 1го типа. Он подчеркивает, </text:p>
      <text:p text:style-name="P143">что действие будет <text:span text:style-name="T71">выполнено/</text:span>закончено, но его часто упрощают до Present Simple.</text:p>
      <text:p text:style-name="P142"/>
      <text:p text:style-name="P44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42"/>
      <text:p text:style-name="P80">Оборот be going to</text:p>
      <text:p text:style-name="P145"/>
      <text:p text:style-name="P120"><text:span text:style-name="T72">Переводится как «собираюсь сделать» или «собирался сделать» (</text:span><text:span text:style-name="T86">о будущ</text:span><text:span text:style-name="T87">е</text:span><text:span text:style-name="T86">м из прошлого</text:span><text:span text:style-name="T7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5"><text:soft-page-break/>I’m going to play sports later — Я собираюсь позаниматься спортом позже.</text:p>
      <text:p text:style-name="P35">I was going to cross the road — Я собиралась перейти дорогу.</text:p>
      <text:p text:style-name="P35">Look! The dog is going to bite him — Смотри! Его сейчас укусит собака.</text:p>
      <text:p text:style-name="P142"/>
      <text:p text:style-name="P121"><text:span text:style-name="T85">Им</text:span><text:span text:style-name="T73"> часто </text:span><text:span text:style-name="T85">заменяют все</text:span><text:span text:style-name="T83"> форм</text:span><text:span text:style-name="T85">ы</text:span><text:span text:style-name="T73"> Future </text:span><text:span text:style-name="T85">в разговорной речи</text:span><text:span text:style-name="T73">, и проговаривается </text:span><text:span text:style-name="T85">он </text:span><text:span text:style-name="T73">как gonna.</text:span></text:p>
      <text:p text:style-name="P45">I`m going to leave now / I`m gonna leave now — Я ухожу (собируюсь уйти).</text:p>
      <text:p text:style-name="P142"/>
      <text:p text:style-name="P147"><text:span text:style-name="T75">Также этот о</text:span><text:span text:style-name="T73">борот</text:span><text:span text:style-name="T74"> можно перепутать с Present Continuous в значении будущего. </text:span></text:p>
      <text:p text:style-name="P148">Здесь главное отличие в том, что после be going to идет еще один глагол.</text:p>
      <text:p text:style-name="P148"/>
      <text:p text:style-name="P46"><text:span text:style-name="T76">I’m going to </text:span><text:span text:style-name="T77">attend the party tomorrow — Завтра я собираюсь посестить праздник (be going).</text:span></text:p>
      <text:p text:style-name="P158">I’m going to the party tomorrow — Завтра я иду на праздник (Present Continuous).</text:p>
      <text:p text:style-name="P149"/>
      <text:p text:style-name="P125"><text:span text:style-name="T7">Future </text:span><text:span text:style-name="T8">Continuous</text:span></text:p>
      <text:p text:style-name="P159"/>
      <text:p text:style-name="P161">Указывает на процесс, в определенный момент будуще<text:span text:style-name="T84">го</text:span>. </text:p>
      <text:p text:style-name="P161">Грамматическая форма: will + be + глагол с -ing.</text:p>
      <text:p text:style-name="P162"/>
      <text:p text:style-name="P52">I will be going to Moscow tomorrow morning — Я буду ехать в Москву завтра утром.</text:p>
      <text:p text:style-name="P52"/>
      <text:p text:style-name="P52"><text:span text:style-name="T82">W</text:span>ill you be waiting for Kate when her plane arrives? / Are you going to be waiting for Kate when her plane arrives? — <text:span text:style-name="T82">Ты будешь ждать Кейт, когда прилетит ее самолет.</text:span></text:p>
      <text:p text:style-name="P82"/>
      <text:p text:style-name="P83">Furure Perfect</text:p>
      <text:p text:style-name="P83"/>
      <text:p text:style-name="P163">Указывает на результат действия к какому-то моменту в будущем.</text:p>
      <text:p text:style-name="P163">Грамматическая форма: will + have + 3я форма глагола.</text:p>
      <text:p text:style-name="P82"/>
      <text:p text:style-name="P53">I hope you will have agreed — <text:span text:style-name="T94">Н</text:span>адеюсь, <text:span text:style-name="T94">ты</text:span> согласишься.</text:p>
      <text:p text:style-name="P62"/>
      <text:p text:style-name="P54">By Sunday she will have finished reading / By Sunday, she is going to have finished reading — </text:p>
      <text:p text:style-name="P56">К воскресенью она закончит читать.</text:p>
      <text:p text:style-name="P82"/>
      <text:p text:style-name="P84">Future Perfect Continuous</text:p>
      <text:p text:style-name="P164"/>
      <text:p text:style-name="P122"><text:span text:style-name="T37">В речи не используется</text:span><text:span text:style-name="T36">. Указывает на длительность — сколько будет происходить действие </text:span></text:p>
      <text:p text:style-name="P165">к моменту в будущем. Грамматическая форма: will + have + been + глагол с -ing.</text:p>
      <text:p text:style-name="P81"/>
      <text:p text:style-name="P55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81"/>
      <text:p text:style-name="P85">Сравнение форм Future</text:p>
      <text:p text:style-name="P85"/>
      <text:p text:style-name="P36"><text:span text:style-name="T40">I will </text:span><text:span text:style-name="T39">work</text:span><text:span text:style-name="T40"> / I`m going to </text:span><text:span text:style-name="T39">work</text:span><text:span text:style-name="T40"> — Я буду </text:span><text:span text:style-name="T39">работать</text:span><text:span text:style-name="T40">.</text:span></text:p>
      <text:p text:style-name="P36"><text:span text:style-name="T40">(</text:span><text:span text:style-name="T38">вероятное дейсвтие в будущем</text:span><text:span text:style-name="T40">)</text:span></text:p>
      <text:p text:style-name="P57"/>
      <text:p text:style-name="P36">I will be <text:span text:style-name="T39">working</text:span> at 6 o`clock / I`m going to be working at 6 o`clock — Я буду работать в 6 <text:span text:style-name="T93">часов.</text:span> (<text:span text:style-name="T92">процесс в указанный момент будущего</text:span>)</text:p>
      <text:p text:style-name="P57"/>
      <text:p text:style-name="P235">I will have worked by 6 o`clock / I`m going to have worked by 6 o`clock — Я отработаю к 6 час<text:span text:style-name="T126">ам. </text:span><text:span text:style-name="T92">(результат к указанному моменту в будущем)</text:span></text:p>
      <text:p text:style-name="P57"/>
      <text:p text:style-name="P58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58">к указанному моменту в будущем)</text:p>
      <text:p text:style-name="P81"/>
      <text:p text:style-name="P81">Future-in-the-<text:span text:style-name="T87">P</text:span>ast</text:p>
      <text:p text:style-name="P146"/>
      <text:p text:style-name="P123"><text:span text:style-name="T87">Используется, когда о будущем сообщают из прошлого, например при повествован</text:span><text:span text:style-name="T88">ии</text:span><text:span text:style-name="T87"> рассказов, </text:span><text:span text:style-name="T88">в косвенной речи</text:span><text:span text:style-name="T87"> </text:span><text:span text:style-name="T88">или когда говорят об альтернативной реальности.</text:span></text:p>
      <text:p text:style-name="P142"/>
      <text:p text:style-name="P172">Перевод остается в будущем, но меняются вспомогательные глаголы: </text:p>
      <text:p text:style-name="P172">will → would, am/is → was, are → were.</text:p>
      <text:p text:style-name="P142"/>
      <text:p text:style-name="P47">I`m having a meeting on Friday — У меня в пятницу будет встреча. (Past Continuous)</text:p>
      <text:p text:style-name="P47">I was having a meeting on Friday — У меня было собрание в пятницу.</text:p>
      <text:p text:style-name="P47"/>
      <text:p text:style-name="P136"><text:span text:style-name="T18">I`m going to stay late at work — Я задержусь на работе. (</text:span><text:span text:style-name="T19">b</text:span><text:span text:style-name="T18">e going to)</text:span></text:p>
      <text:p text:style-name="P47">I was going to stay late at work — Я решил задержаться на работе.</text:p>
      <text:p text:style-name="P44"/>
      <text:p text:style-name="P48">I won`t go out this weekend — Я никуда не пойду в эти выходные. (Future Simple)</text:p>
      <text:p text:style-name="P48">She decided that she would not go out — Она решила, что никуда не пойдет.</text:p>
      <text:p text:style-name="P44"/>
      <text:p text:style-name="P48">Will you be working at 5 pm? — Ты будешь работать в 5 часов? (Future Continuos)</text:p>
      <text:p text:style-name="P37"><text:span text:style-name="T88">I thought I would be working at 5 tomorrow — Я </text:span><text:span text:style-name="T89">думал</text:span><text:span text:style-name="T88">, что буду работать завтра в 5.</text:span></text:p>
      <text:p text:style-name="P48"/>
      <text:p text:style-name="P48">The match will have finish by 9 o`clock — Матч закончится к 9-ти часам. (Future Perfect)</text:p>
      <text:p text:style-name="P47">I was sure that the match would have finished by 9 — Я был уверен, что матч закончится в 9.</text:p>
      <text:p text:style-name="P144"/>
      <text:p text:style-name="P86">Модальные глаголы, передающие будущее</text:p>
      <text:p text:style-name="P142"/>
      <text:p text:style-name="P124"><text:span text:style-name="T90">В связке may/might/could + инфинитив, все 3 глагола передают одинаковый смысл <text:s/>«возможно сделаю». </text:span><text:span text:style-name="T91">S</text:span><text:span text:style-name="T90">hould может передавать значение «возможно случится», </text:span></text:p>
      <text:p text:style-name="P124"><text:span text:style-name="T91">а с</text:span><text:span text:style-name="T90">an </text:span><text:span text:style-name="T89">—</text:span><text:span text:style-name="T90"> </text:span><text:span text:style-name="T91">не «могу», а </text:span><text:span text:style-name="T90">«смогу» </text:span><text:span text:style-name="T91">(чем тогда отличается от will be able to?)</text:span><text:span text:style-name="T90">.</text:span></text:p>
      <text:p text:style-name="P173"/>
      <text:p text:style-name="P49">I might be busy tonight — Я, возможно, буду занят сегодня вечером.</text:p>
      <text:p text:style-name="P49">We should be home by 9 o’clock — Мы, вероятнее всего, будем дома к 9-ти часам.</text:p>
      <text:p text:style-name="P44">I can come and help you if you need me — Я смогу прийти и помочь тебе, если я тебе нужен.</text:p>
      <text:p text:style-name="P142"/>
      <text:p text:style-name="P142"/>
      <text:p text:style-name="P71">Пассивный залог</text:p>
      <text:p text:style-name="P126"/>
      <text:p text:style-name="P127"><text:span text:style-name="T101">Это ситуация, когда </text:span><text:span text:style-name="T103">объект</text:span><text:span text:style-name="T101"> испытывает действие на себе, но не совершает его самостоятельно. </text:span><text:span text:style-name="T103">Грамматическая форма</text:span><text:span text:style-name="T101">: </text:span><text:span text:style-name="T103">объект + </text:span><text:span text:style-name="T101">be + глагол в 3й форме.</text:span></text:p>
      <text:p text:style-name="P127"/>
      <text:p text:style-name="P69"><text:span text:style-name="T127">Пассивный залог</text:span><text:span text:style-name="T102"> используется:</text:span></text:p>
      <text:list xml:id="list3252728179" text:style-name="L10">
        <text:list-item>
          <text:p text:style-name="P247">когда автора действия выносят на задний план (например его нет, или действие </text:p>
          <text:p text:style-name="P238"><text:span text:style-name="T102">важнее чем исполнитель, </text:span><text:span text:style-name="T103">или автор — это все люди</text:span><text:span text:style-name="T102">);</text:span></text:p>
        </text:list-item>
        <text:list-item>
          <text:p text:style-name="P248">в текстах научного характера (энциклопедии, справочники и т. п.):</text:p>
        </text:list-item>
      </text:list>
      <text:p text:style-name="P128"/>
      <text:p text:style-name="P38">I wanted to come in but the door was locked — Я хотел войти, но дверь была заперта. (<text:span text:style-name="T103">н</text:span>еизвестно, кто ее запер)</text:p>
      <text:p text:style-name="P127"/>
      <text:p text:style-name="P127"/>
      <text:p text:style-name="P195">It is believed that there is no life on Mars — Считается, что на Марсе нет жизни.</text:p>
      <text:p text:style-name="P38">(<text:span text:style-name="T104">автор действия — люди, т. к. в это верят все</text:span>)</text:p>
      <text:p text:style-name="P38"/>
      <text:p text:style-name="P39">It’s good when you are taken care of — Хорошо, когда о тебе заботятся. </text:p>
      <text:p text:style-name="P39">(важнее действие, а не кто его совершает)</text:p>
      <text:p text:style-name="P38"/>
      <text:p text:style-name="P39"><text:span text:style-name="T104">L</text:span>ight bulb was invented in 19th century — <text:span text:style-name="T104">Л</text:span>ампочка была изобретена в 19 веке. </text:p>
      <text:p text:style-name="P39">(<text:span text:style-name="T104">текст</text:span> из энциклопедии)</text:p>
      <text:p text:style-name="P174"/>
      <table:table table:name="Table2" table:style-name="Table2">
        <table:table-column table:style-name="Table2.A"/>
        <table:table-column table:style-name="Table2.B"/>
        <table:table-row table:style-name="TableLine94541936555200">
          <table:table-cell table:style-name="Table2.A1" office:value-type="string">
            <text:p text:style-name="P184">Форма</text:p>
          </table:table-cell>
          <table:table-cell table:style-name="Table2.B1" office:value-type="string">
            <text:p text:style-name="P184">Пример</text:p>
          </table:table-cell>
        </table:table-row>
        <table:table-row table:style-name="TableLine94541936159744">
          <table:table-cell table:style-name="Table2.A2" office:value-type="string">
            <text:p text:style-name="P193">Present Simple</text:p>
          </table:table-cell>
          <table:table-cell table:style-name="Table2.B2" office:value-type="string">
            <text:p text:style-name="P187"><text:span text:style-name="T106">M</text:span><text:span text:style-name="T105">eals </text:span><text:span text:style-name="T117">are cooked</text:span><text:span text:style-name="T105"> in the cafe — В кафе готовят еду</text:span></text:p>
          </table:table-cell>
        </table:table-row>
        <table:table-row table:style-name="TableLine94541936198608">
          <table:table-cell table:style-name="Table2.A2" office:value-type="string">
            <text:p text:style-name="P193">Present Continuous</text:p>
          </table:table-cell>
          <table:table-cell table:style-name="Table2.B2" office:value-type="string">
            <text:p text:style-name="P193">Meals <text:span text:style-name="T5">are being cooked</text:span> now — Еду готовят сейчас</text:p>
          </table:table-cell>
        </table:table-row>
        <table:table-row table:style-name="TableLine94541936183312">
          <table:table-cell table:style-name="Table2.A2" office:value-type="string">
            <text:p text:style-name="P193">Present Perfect</text:p>
          </table:table-cell>
          <table:table-cell table:style-name="Table2.B2" office:value-type="string">
            <text:p text:style-name="P193">Meals <text:span text:style-name="T5">have been cooked</text:span> in time — Еду приготовили вовремя</text:p>
          </table:table-cell>
        </table:table-row>
        <table:table-row table:style-name="TableLine94541936200704">
          <table:table-cell table:style-name="Table2.A2" office:value-type="string">
            <text:p text:style-name="P193">Past Simple</text:p>
          </table:table-cell>
          <table:table-cell table:style-name="Table2.B2" office:value-type="string">
            <text:p text:style-name="P194">Meals <text:span text:style-name="T5">were cooked</text:span> for the party — Для праздника приготовили еду</text:p>
          </table:table-cell>
        </table:table-row>
        <table:table-row table:style-name="TableLine94541936205680">
          <table:table-cell table:style-name="Table2.A2" office:value-type="string">
            <text:p text:style-name="P193">Past Continuous</text:p>
          </table:table-cell>
          <table:table-cell table:style-name="Table2.B2" office:value-type="string">
            <text:p text:style-name="P194">Meals <text:span text:style-name="T5">were being cooked</text:span> yesterday — Еду готовили вчера</text:p>
          </table:table-cell>
        </table:table-row>
        <table:table-row table:style-name="TableLine94541936202912">
          <table:table-cell table:style-name="Table2.A2" office:value-type="string">
            <text:p text:style-name="P193">Past Perfect</text:p>
          </table:table-cell>
          <table:table-cell table:style-name="Table2.B2" office:value-type="string">
            <text:p text:style-name="P194">Meals <text:span text:style-name="T5">had been cooked</text:span> before the party - Еду приготоивили до праздника</text:p>
          </table:table-cell>
        </table:table-row>
        <table:table-row table:style-name="TableLine94541936281200">
          <table:table-cell table:style-name="Table2.A2" office:value-type="string">
            <text:p text:style-name="P193">Furure Simple</text:p>
          </table:table-cell>
          <table:table-cell table:style-name="Table2.B2" office:value-type="string">
            <text:p text:style-name="P194">Meals <text:span text:style-name="T5">will be cooked</text:span> tomorrow — Еду будут готовить завтра</text:p>
          </table:table-cell>
        </table:table-row>
        <table:table-row table:style-name="TableLine94541936223072">
          <table:table-cell table:style-name="Table2.A2" office:value-type="string">
            <text:p text:style-name="P193">Furure Perfect</text:p>
          </table:table-cell>
          <table:table-cell table:style-name="Table2.B2" office:value-type="string">
            <text:p text:style-name="P194">Meals <text:span text:style-name="T5">will have been cooked</text:span> in time — Еду приготовят вовремя</text:p>
          </table:table-cell>
        </table:table-row>
      </table:table>
      <text:p text:style-name="P175"/>
      <text:p text:style-name="P177">Вместо will могут использоваться модальные глаголы.</text:p>
      <text:p text:style-name="P129"/>
      <text:p text:style-name="P50">Meals can be cooked tomorrow — Еду могут приготовить завтра.</text:p>
      <text:p text:style-name="P50">Meals can have been cooked in time — Еду смогут приготовить вовремя.</text:p>
      <text:p text:style-name="P129"/>
      <text:p text:style-name="P134"><text:span text:style-name="T10">Особые </text:span><text:span text:style-name="T11">обороты</text:span><text:span text:style-name="T10"> пассивного залога</text:span></text:p>
      <text:p text:style-name="P160"/>
      <text:p text:style-name="P166"><text:span text:style-name="T122">1) </text:span>It is said that... — Говорят, что…</text:p>
      <text:p text:style-name="P166"/>
      <text:p text:style-name="P130"><text:span text:style-name="T41">Вместо said могут быть и другие слова: announce, belive, expect, know </text:span><text:span text:style-name="T43">и пр</text:span><text:span text:style-name="T41">.</text:span></text:p>
      <text:p text:style-name="P131"><text:span text:style-name="T42">Когда</text:span><text:span text:style-name="T41"> формальное подлежащее it </text:span><text:span text:style-name="T42">нельзя/неудобно использовать</text:span><text:span text:style-name="T41">, </text:span><text:span text:style-name="T42">то</text:span><text:span text:style-name="T41"> вместо него указывают объект по поводу которого выражают суждение, а после глагола </text:span><text:span text:style-name="T42">ставят</text:span><text:span text:style-name="T41"> инфинитив.</text:span></text:p>
      <text:p text:style-name="P166"/>
      <text:p text:style-name="P59">It<text:span text:style-name="T5"> was belived</text:span> that Mark was a reliable man — Считалось, что Марк надежный человек.</text:p>
      <text:p text:style-name="P60">Mark <text:span text:style-name="T5">was belive</text:span> to be a reliable man — Марк считался надежным человеком.</text:p>
      <text:p text:style-name="P166"/>
      <text:p text:style-name="P168"><text:span text:style-name="T122">2) </text:span>You are not supposed to… <text:span text:style-name="T121">—</text:span> Вам не разрешается/рекомендуется…</text:p>
      <text:p text:style-name="P170"/>
      <text:p text:style-name="P133"><text:span text:style-name="T45">Вместо you может </text:span><text:span text:style-name="T44">указываться</text:span><text:span text:style-name="T45"> любой человек </text:span><text:span text:style-name="T44">или группа людей</text:span><text:span text:style-name="T45">.</text:span></text:p>
      <text:p text:style-name="P61">You’re not supposed to be here. — Вам нельзя здесь находиться.</text:p>
      <text:p text:style-name="P169"/>
      <text:p text:style-name="P250">3) I was surprised by... — Я был удивлен чем-то…</text:p>
      <text:p text:style-name="P171"/>
      <text:p text:style-name="P132"><text:span text:style-name="T43">После конструкции </text:span><text:span text:style-name="T44">может</text:span><text:span text:style-name="T43"> указыват</text:span><text:span text:style-name="T44">ь</text:span><text:span text:style-name="T43">ся </text:span><text:span text:style-name="T44">длинное</text:span><text:span text:style-name="T43"> придаточное предложение.</text:span></text:p>
      <text:p text:style-name="P234">I was surprised by what happened. — Я был удивлен тем, что произошло.</text:p>
      <text:p text:style-name="P167"/>
      <text:p text:style-name="P132"><text:span text:style-name="T43">4) I (don`t) like being... — Я (не) люблю, когда на меня </text:span><text:span text:style-name="T44">кто-то воздействует...</text:span></text:p>
      <text:p text:style-name="P171"/>
      <text:p text:style-name="P51">I like being treated fairly. — Я люблю, когда со мной справедливо обращаются.</text:p>
      <text:p text:style-name="P51">He doesn’t like being ignored. — Он не любит, когда его игнорируют.</text:p>
      <text:p text:style-name="P178"><text:soft-page-break/>5) Have somothing done... — Что-то сделано…</text:p>
      <text:p text:style-name="P178"/>
      <text:p text:style-name="P135"><text:span text:style-name="T123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124">й</text:span><text:span text:style-name="T123"> форме.</text:span></text:p>
      <text:p text:style-name="P135"/>
      <text:p text:style-name="P40">I have my work done — Моя работа сделала.</text:p>
      <text:p text:style-name="P40">We had a pizza delivered — Нам доставили пиццу.</text:p>
      <text:p text:style-name="P40"><text:span text:style-name="T125">They</text:span> are going to have a pizza delivered — <text:span text:style-name="T125">Им</text:span> доставят пиццу.</text:p>
      <text:p text:style-name="P135"/>
      <text:p text:style-name="P179">Данная связка может быть также с модольным глаголом can. </text:p>
      <text:p text:style-name="P179">После can, have будет в форме инфинитива.</text:p>
      <text:p text:style-name="P179"/>
      <text:p text:style-name="P227">A hairdresser’s is a place where you can have your hair cut — </text:p>
      <text:p text:style-name="P227">Парикмахерская это место, где можно постричь волосы.</text:p>
      <text:p text:style-name="P111"/>
      <text:p text:style-name="P111"/>
      <text:p text:style-name="P72">Модальные глаголы</text:p>
      <text:p text:style-name="P252"/>
      <text:p text:style-name="P239"><text:span text:style-name="T130">Это те же вспомогательные глаголы, но помимо времени, они также несут в себе смысловые оттенки. Переводятся, </text:span><text:span text:style-name="T158">в основном</text:span><text:span text:style-name="T130">, как смысловые глаголы, но иногда могут переводиться наречием или частицей. Не меняют своей формы. После них всег</text:span><text:span text:style-name="T134">да</text:span><text:span text:style-name="T130"> идет инфинитив.</text:span></text:p>
      <text:p text:style-name="P239"/>
      <text:p text:style-name="P278"><text:span text:style-name="T148">2 типа з</text:span>начени<text:span text:style-name="T148">й</text:span> <text:span text:style-name="T157">у </text:span>модальных глаголов</text:p>
      <text:p text:style-name="P240"/>
      <text:p text:style-name="P241"><text:span text:style-name="T142">Некоторые м</text:span><text:span text:style-name="T137">одальны</text:span><text:span text:style-name="T154">е</text:span><text:span text:style-name="T137"> глагол</text:span><text:span text:style-name="T154">ы</text:span><text:span text:style-name="T149"> могут</text:span><text:span text:style-name="T137"> име</text:span><text:span text:style-name="T149">ть </text:span><text:span text:style-name="T154">как </text:span><text:span text:style-name="T138">основное, </text:span><text:span text:style-name="T154">так</text:span><text:span text:style-name="T137"> и вероятно</text:span><text:span text:style-name="T140">стно</text:span><text:span text:style-name="T137">е </text:span><text:span text:style-name="T149">значение</text:span><text:span text:style-name="T137">. </text:span></text:p>
      <text:p text:style-name="P241"><text:span text:style-name="T138">Основное</text:span><text:span text:style-name="T137"> значение описывает </text:span><text:span text:style-name="T142">ситуацию/</text:span><text:span text:style-name="T147">факт</text:span><text:span text:style-name="T137">, а вероятно</text:span><text:span text:style-name="T140">стно</text:span><text:span text:style-name="T137">е — передает предположени</text:span><text:span text:style-name="T139">е</text:span><text:span text:style-name="T137">. <text:s/></text:span></text:p>
      <text:p text:style-name="P273"/>
      <text:p text:style-name="P273">Основные значения:</text:p>
      <text:list xml:id="list1525621454" text:style-name="L13">
        <text:list-item>
          <text:p text:style-name="P275">can — <text:span text:style-name="T143">могу, </text:span><text:span text:style-name="T144">смогу, </text:span><text:span text:style-name="T143">умею</text:span>;</text:p>
        </text:list-item>
        <text:list-item>
          <text:p text:style-name="P274">could — <text:span text:style-name="T143">мог, умел</text:span>;</text:p>
        </text:list-item>
        <text:list-item>
          <text:p text:style-name="P274">must — <text:span text:style-name="T143">должен</text:span>;</text:p>
        </text:list-item>
      </text:list>
      <text:p text:style-name="P272"><text:span text:style-name="T15">She could dance well when she was young — Она умела хорошо танцевать, </text:span></text:p>
      <text:p text:style-name="P223">когда была молодой <text:span text:style-name="T145">(описание ситуации/факта)</text:span>.</text:p>
      <text:p text:style-name="P223"/>
      <text:p text:style-name="P223">We must work a lot – Мы должны много работать.</text:p>
      <text:p text:style-name="P273"/>
      <text:p text:style-name="P273">Вероятностные значения:</text:p>
      <text:list xml:id="list930467557" text:style-name="L14">
        <text:list-item>
          <text:p text:style-name="P276">could — <text:span text:style-name="T143">мог бы, </text:span><text:span text:style-name="T145">возможно </text:span><text:span text:style-name="T153">(50%)</text:span>;</text:p>
        </text:list-item>
        <text:list-item>
          <text:p text:style-name="P276">must — <text:span text:style-name="T143">должно быть, наверное </text:span><text:span text:style-name="T153">(100%)</text:span>;</text:p>
        </text:list-item>
        <text:list-item>
          <text:p text:style-name="P277">might — <text:span text:style-name="T143">должно быть, </text:span><text:span text:style-name="T145">возможно</text:span><text:span text:style-name="T143"> </text:span><text:span text:style-name="T153">(50%)</text:span>;</text:p>
        </text:list-item>
        <text:list-item>
          <text:p text:style-name="P276">should — <text:span text:style-name="T143">следовало бы</text:span>;</text:p>
        </text:list-item>
        <text:list-item>
          <text:p text:style-name="P276">would — <text:span text:style-name="T143">бы (в альтернативной реальности)</text:span>;</text:p>
        </text:list-item>
      </text:list>
      <text:p text:style-name="P271"/>
      <text:p text:style-name="P222">We could use the situation to our advantage — Мы могли бы использовать эту ситуацию </text:p>
      <text:p text:style-name="P222">в нашу пользу <text:span text:style-name="T141">(предположение, в настоящем)</text:span>.</text:p>
      <text:p text:style-name="P222"/>
      <text:p text:style-name="P223">It could have been me who forgot to lock the door — <text:span text:style-name="T145">В</text:span>озможно <text:span text:style-name="T145">э</text:span>то я забыл закрыть дверь.</text:p>
      <text:p text:style-name="P222">It must be hard to work as a doctor — Должно быть, трудно работать доктором.</text:p>
      <text:p text:style-name="P219"/>
      <text:p text:style-name="P221">I would have called you if I had known about your trouble — </text:p>
      <text:p text:style-name="P221">Я бы позвонил, если бы знал о твоих неприятностях.</text:p>
      <text:p text:style-name="P218"/>
      <text:p text:style-name="P244"><text:soft-page-break/><text:span text:style-name="T111">Вероятностное значение называтся </text:span><text:span text:style-name="T112">также </text:span><text:span text:style-name="T111">сослогательным наклонением. </text:span><text:span text:style-name="T113">Если модальный глагол имеет вероятностное значение и ситация относится к прошлому, то после него </text:span></text:p>
      <text:p text:style-name="P244"><text:span text:style-name="T113">будет идти перфектный инфинитив.</text:span></text:p>
      <text:p text:style-name="P242"><text:span text:style-name="T107"/></text:p>
      <text:p text:style-name="P244"><text:span text:style-name="T113">Перфектный инфинитив</text:span><text:span text:style-name="T115"> состоит из 2х слов: have + глагол в 3й форме. </text:span><text:span text:style-name="T116">При этом</text:span><text:span text:style-name="T107"> have не меняется в зависимости от подлежащего. (даже для he/she/it</text:span><text:span text:style-name="T113"> </text:span><text:span text:style-name="T107">останется have)</text:span></text:p>
      <text:p text:style-name="P254"/>
      <text:p text:style-name="P255">It must <text:span text:style-name="T5">have been</text:span> love — Наверное, это была любов. </text:p>
      <text:p text:style-name="P255">(must стоит в контексте прошлого <text:span text:style-name="T154">и</text:span> передает вероятностное значение)</text:p>
      <text:p text:style-name="P218"/>
      <text:p text:style-name="P243"><text:span text:style-name="T109">Среди американцев широко употребляется перфектный инфинитив «have gotten</text:span><text:span text:style-name="T110">»</text:span><text:span text:style-name="T109">. Его</text:span><text:span text:style-name="T108"> используют, когда хотят выразить предположение о том, что могло бы случится с че</text:span><text:span text:style-name="T109">ловеком.</text:span></text:p>
      <text:p text:style-name="P243"><text:span text:style-name="T109"/></text:p>
      <text:p text:style-name="P220">What were you doing? You could have gotten yourself killed! — </text:p>
      <text:p text:style-name="P220">Что же ты делал? Ты чуть не умер!</text:p>
      <text:p text:style-name="P218"/>
      <text:p text:style-name="P266"><text:span text:style-name="T151">4 формы инфинитива</text:span></text:p>
      <text:list xml:id="list417498385" text:style-name="L15">
        <text:list-item>
          <text:p text:style-name="P267"><text:span text:style-name="T152">Bare</text:span><text:span text:style-name="T151"> </text:span><text:span text:style-name="T152">Invinitive</text:span><text:span text:style-name="T151"> — начальная форма глагола без to;</text:span></text:p>
        </text:list-item>
        <text:list-item>
          <text:p text:style-name="P268">Continuous <text:span text:style-name="T152">Invinitive</text:span> — be + <text:span text:style-name="T152">глагол с -ing;</text:span></text:p>
        </text:list-item>
        <text:list-item>
          <text:p text:style-name="P267"><text:span text:style-name="T152">Perfect Invinitive — have + глаголв в 3й форме;</text:span></text:p>
        </text:list-item>
        <text:list-item>
          <text:p text:style-name="P269">Perfect Continuous Invinitive — have + been + глагол с -ing;</text:p>
        </text:list-item>
      </text:list>
      <text:p text:style-name="P270"/>
      <text:p text:style-name="P263">He might work at the hospital — Возможно, он работает в больнице.</text:p>
      <text:p text:style-name="P263"/>
      <text:p text:style-name="P263">He might be working now — Возможно, он сейчас работает.</text:p>
      <text:p text:style-name="P263"/>
      <text:p text:style-name="P263">He might have worked yesterday — Наверное, он вчера работал.</text:p>
      <text:p text:style-name="P263"/>
      <text:p text:style-name="P263">He might have been working for a long time before he went to sleep — </text:p>
      <text:p text:style-name="P263">Он, наверное, долго работал перед тем, как лечь спать.</text:p>
      <text:p text:style-name="P253"/>
      <text:p text:style-name="P244"><text:span text:style-name="T114">Примеры</text:span><text:span text:style-name="T113">, </text:span><text:span text:style-name="T114">когда </text:span><text:span text:style-name="T113">используется голый и перфектный инфнитив.</text:span></text:p>
      <text:p text:style-name="P257"/>
      <text:p text:style-name="P257">1) Кто-то стучит в дверь.</text:p>
      <text:p text:style-name="P257"/>
      <text:p text:style-name="P231">It must be John. He promised to come — Это, наверное, Джон. Он обещал прийти.</text:p>
      <text:p text:style-name="P244"><text:span text:style-name="T23">(</text:span><text:span text:style-name="T24">почти уверены</text:span><text:span text:style-name="T23">, что так и есть)</text:span></text:p>
      <text:p text:style-name="P231"/>
      <text:p text:style-name="P233">I might/may/could be a postman — Это, возможно, почтальон.</text:p>
      <text:p text:style-name="P233">(есть вероятность, но не 100%)</text:p>
      <text:p text:style-name="P258"/>
      <text:p text:style-name="P259">2) Кто-то съел мой бутерброд.</text:p>
      <text:p text:style-name="P257"/>
      <text:p text:style-name="P231">It must have been Tom. He always eats my food — Это, должно быть, был Том. </text:p>
      <text:p text:style-name="P231">Он всегда съедает мою еду. (<text:span text:style-name="T155">почти уверены, что так и есть</text:span>) </text:p>
      <text:p text:style-name="P231"/>
      <text:p text:style-name="P232">It might/may/could have been Jane. I saw her in the kitchen — Это, возможно, была Джейн. </text:p>
      <text:p text:style-name="P232">Я видела ее на кухне <text:span text:style-name="T155">(есть вероятность, но не 100%)</text:span></text:p>
      <text:p text:style-name="P256"/>
      <text:p text:style-name="P212">Особенности <text:span text:style-name="T156">некоторых </text:span>модальных глаголов</text:p>
      <text:p text:style-name="P209"/>
      <text:p text:style-name="P203"><text:span text:style-name="T132">К</text:span><text:span text:style-name="T131">онструкция be able to </text:span><text:span text:style-name="T136">передает </text:span><text:span text:style-name="T132">доп</text:span><text:span text:style-name="T135">олнительное</text:span><text:span text:style-name="T132"> </text:span><text:span text:style-name="T131">значение «имею возможность».</text:span></text:p>
      <text:p text:style-name="P205"><text:soft-page-break/>I was able to travel last year. — В прошлом году у меня была возможность путешествовать.</text:p>
      <text:p text:style-name="P211"/>
      <text:p text:style-name="P203"><text:span text:style-name="T133">Глагол might в основном переводится наречием, а не глаголом.</text:span></text:p>
      <text:p text:style-name="P207">Sonya might go to Japan next week – Соня, наверное, поедет в Японию на следующей неделе.</text:p>
      <text:p text:style-name="P207"/>
      <text:p text:style-name="P245"><text:span text:style-name="T78">Глагол shall </text:span><text:span text:style-name="T81">у </text:span><text:span text:style-name="T79">американ</text:span><text:span text:style-name="T80">ц</text:span><text:span text:style-name="T81">ев</text:span><text:span text:style-name="T78"> заменя</text:span><text:span text:style-name="T81">е</text:span><text:span text:style-name="T78">т</text:span><text:span text:style-name="T81">ся</text:span><text:span text:style-name="T78"> на should. </text:span><text:span text:style-name="T79">Shall предпочитают бриты.</text:span></text:p>
      <text:p text:style-name="P207"><text:span text:style-name="T135">Shall I close the door? / Should I close the door? — Мне закрыть дверь?</text:span></text:p>
      <text:p text:style-name="P207"/>
      <text:p text:style-name="P265">Глагол need обычно встречается в отрицательной форме и передает значение «не нужно», «нет необходимости» или «это не обязательно правда» <text:span text:style-name="T146">(используют только бриты)</text:span>.</text:p>
      <text:p text:style-name="P265"/>
      <text:p text:style-name="P262">You needn’t worry, we’ll work this out — Не нужно беспокоиться, мы уладим ситуацию.</text:p>
      <text:p text:style-name="P262"/>
      <text:p text:style-name="P265">Глагол dare означает «осмелиться», «иметь наглость», «рискнуть».</text:p>
      <text:p text:style-name="P265"/>
      <text:p text:style-name="P262">How dare you come here after everything that happened? — Как ты смеешь приходить</text:p>
      <text:p text:style-name="P262">после всего, что случилось?</text:p>
      <text:p text:style-name="P256"/>
      <text:p text:style-name="P260">Модальные глаголы will и shall...</text:p>
      <text:p text:style-name="P2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8T21:22:08.504451417</dc:date>
    <meta:editing-duration>PT12H44M37S</meta:editing-duration>
    <meta:editing-cycles>197</meta:editing-cycles>
    <meta:document-statistic meta:table-count="2" meta:image-count="0" meta:object-count="0" meta:page-count="12" meta:paragraph-count="385" meta:word-count="3655" meta:character-count="22903" meta:non-whitespace-character-count="19450"/>
  </office:meta>
</office:document-meta>
</file>